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/>
    <style:style style:name="ce2" style:family="table-cell" style:parent-style-name="Default" style:data-style-name="N147"/>
    <style:style style:name="ce3" style:family="table-cell" style:parent-style-name="Default" style:data-style-name="N148"/>
    <style:style style:name="ce4" style:family="table-cell" style:parent-style-name="Default" style:data-style-name="N6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8" table:default-cell-style-name="ce1"/>
        <table:table-row table:style-name="ro1">
          <table:table-cell office:value-type="string">
            <text:p>Variables:</text:p>
          </table:table-cell>
          <table:table-cell office:value-type="string">
            <text:p>q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3</text:p>
          </table:table-cell>
          <table:table-cell office:value-type="string">
            <text:p>e4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Integer</text:p>
          </table:table-cell>
          <table:table-cell table:number-columns-repeated="8" office:value-type="string">
            <text:p>Float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0">
            <text:p>0</text:p>
          </table:table-cell>
          <table:table-cell table:number-columns-repeated="4" table:style-name="ce2" office:value-type="float" office:value="-1">
            <text:p>-1.000E+000</text:p>
          </table:table-cell>
          <table:table-cell table:number-columns-repeated="4" table:style-name="ce3" office:value-type="float" office:value="-1">
            <text:p>-1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">
            <text:p>1</text:p>
          </table:table-cell>
          <table:table-cell table:number-columns-repeated="4" table:style-name="ce2" office:value-type="float" office:value="-1">
            <text:p>-1.000E+000</text:p>
          </table:table-cell>
          <table:table-cell table:number-columns-repeated="4" table:style-name="ce3" office:value-type="float" office:value="-1">
            <text:p>-1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">
            <text:p>2</text:p>
          </table:table-cell>
          <table:table-cell table:number-columns-repeated="4" table:style-name="ce2" office:value-type="float" office:value="-1">
            <text:p>-1.000E+000</text:p>
          </table:table-cell>
          <table:table-cell table:number-columns-repeated="4" table:style-name="ce3" office:value-type="float" office:value="-1">
            <text:p>-1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">
            <text:p>3</text:p>
          </table:table-cell>
          <table:table-cell table:number-columns-repeated="4" table:style-name="ce2" office:value-type="float" office:value="-1">
            <text:p>-1.000E+000</text:p>
          </table:table-cell>
          <table:table-cell table:number-columns-repeated="4" table:style-name="ce3" office:value-type="float" office:value="-1">
            <text:p>-1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">
            <text:p>4</text:p>
          </table:table-cell>
          <table:table-cell table:number-columns-repeated="4" table:style-name="ce2" office:value-type="float" office:value="-1">
            <text:p>-1.000E+000</text:p>
          </table:table-cell>
          <table:table-cell table:number-columns-repeated="4" table:style-name="ce3" office:value-type="float" office:value="-1">
            <text:p>-1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5">
            <text:p>5</text:p>
          </table:table-cell>
          <table:table-cell table:number-columns-repeated="4" table:style-name="ce2" office:value-type="float" office:value="-1">
            <text:p>-1.000E+000</text:p>
          </table:table-cell>
          <table:table-cell table:number-columns-repeated="4" table:style-name="ce3" office:value-type="float" office:value="-1">
            <text:p>-1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6">
            <text:p>6</text:p>
          </table:table-cell>
          <table:table-cell table:number-columns-repeated="4" table:style-name="ce2" office:value-type="float" office:value="-1">
            <text:p>-1.000E+000</text:p>
          </table:table-cell>
          <table:table-cell table:number-columns-repeated="4" table:style-name="ce3" office:value-type="float" office:value="-1">
            <text:p>-1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7">
            <text:p>7</text:p>
          </table:table-cell>
          <table:table-cell table:number-columns-repeated="4" table:style-name="ce2" office:value-type="float" office:value="-1">
            <text:p>-1.000E+000</text:p>
          </table:table-cell>
          <table:table-cell table:number-columns-repeated="4" table:style-name="ce3" office:value-type="float" office:value="-1">
            <text:p>-1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8">
            <text:p>8</text:p>
          </table:table-cell>
          <table:table-cell table:number-columns-repeated="4" table:style-name="ce2" office:value-type="float" office:value="-1">
            <text:p>-1.000E+000</text:p>
          </table:table-cell>
          <table:table-cell table:number-columns-repeated="4" table:style-name="ce3" office:value-type="float" office:value="-1">
            <text:p>-1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9">
            <text:p>9</text:p>
          </table:table-cell>
          <table:table-cell table:style-name="ce2" office:value-type="float" office:value="3928">
            <text:p>3.928E+003</text:p>
          </table:table-cell>
          <table:table-cell table:style-name="ce2" office:value-type="float" office:value="17950">
            <text:p>1.795E+004</text:p>
          </table:table-cell>
          <table:table-cell table:style-name="ce2" office:value-type="float" office:value="30690">
            <text:p>3.069E+004</text:p>
          </table:table-cell>
          <table:table-cell table:style-name="ce2" office:value-type="float" office:value="0">
            <text:p>0.000E+000</text:p>
          </table:table-cell>
          <table:table-cell table:style-name="ce3" office:value-type="float" office:value="227.97">
            <text:p>228.0</text:p>
          </table:table-cell>
          <table:table-cell table:style-name="ce3" office:value-type="float" office:value="387.75">
            <text:p>387.8</text:p>
          </table:table-cell>
          <table:table-cell table:style-name="ce3" office:value-type="float" office:value="1320.88">
            <text:p>1320.9</text:p>
          </table:table-cell>
          <table:table-cell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0">
            <text:p>10</text:p>
          </table:table-cell>
          <table:table-cell table:style-name="ce2" office:value-type="float" office:value="4173">
            <text:p>4.173E+003</text:p>
          </table:table-cell>
          <table:table-cell table:style-name="ce2" office:value-type="float" office:value="15740">
            <text:p>1.574E+004</text:p>
          </table:table-cell>
          <table:table-cell table:style-name="ce2" office:value-type="float" office:value="26990">
            <text:p>2.699E+004</text:p>
          </table:table-cell>
          <table:table-cell table:style-name="ce2" office:value-type="float" office:value="0">
            <text:p>0.000E+000</text:p>
          </table:table-cell>
          <table:table-cell table:style-name="ce3" office:value-type="float" office:value="256.93">
            <text:p>256.9</text:p>
          </table:table-cell>
          <table:table-cell table:style-name="ce3" office:value-type="float" office:value="413.14">
            <text:p>413.1</text:p>
          </table:table-cell>
          <table:table-cell table:style-name="ce3" office:value-type="float" office:value="1374.29">
            <text:p>1374.3</text:p>
          </table:table-cell>
          <table:table-cell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1">
            <text:p>11</text:p>
          </table:table-cell>
          <table:table-cell table:style-name="ce2" office:value-type="float" office:value="4900">
            <text:p>4.900E+003</text:p>
          </table:table-cell>
          <table:table-cell table:style-name="ce2" office:value-type="float" office:value="14300">
            <text:p>1.430E+004</text:p>
          </table:table-cell>
          <table:table-cell table:style-name="ce2" office:value-type="float" office:value="24000">
            <text:p>2.400E+004</text:p>
          </table:table-cell>
          <table:table-cell table:style-name="ce2" office:value-type="float" office:value="0">
            <text:p>0.000E+000</text:p>
          </table:table-cell>
          <table:table-cell table:style-name="ce3" office:value-type="float" office:value="283.16">
            <text:p>283.2</text:p>
          </table:table-cell>
          <table:table-cell table:style-name="ce3" office:value-type="float" office:value="447.68">
            <text:p>447.7</text:p>
          </table:table-cell>
          <table:table-cell table:style-name="ce3" office:value-type="float" office:value="1476.27">
            <text:p>1476.3</text:p>
          </table:table-cell>
          <table:table-cell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2">
            <text:p>12</text:p>
          </table:table-cell>
          <table:table-cell table:style-name="ce2" office:value-type="float" office:value="914">
            <text:p>9.140E+002</text:p>
          </table:table-cell>
          <table:table-cell table:style-name="ce2" office:value-type="float" office:value="12680">
            <text:p>1.268E+004</text:p>
          </table:table-cell>
          <table:table-cell table:style-name="ce2" office:value-type="float" office:value="18600">
            <text:p>1.860E+004</text:p>
          </table:table-cell>
          <table:table-cell table:style-name="ce2" office:value-type="float" office:value="29030">
            <text:p>2.903E+004</text:p>
          </table:table-cell>
          <table:table-cell table:style-name="ce3" office:value-type="float" office:value="260.8">
            <text:p>260.8</text:p>
          </table:table-cell>
          <table:table-cell table:style-name="ce3" office:value-type="float" office:value="370.343">
            <text:p>370.3</text:p>
          </table:table-cell>
          <table:table-cell table:style-name="ce3" office:value-type="float" office:value="909.19">
            <text:p>909.2</text:p>
          </table:table-cell>
          <table:table-cell table:style-name="ce3" office:value-type="float" office:value="3727.01">
            <text:p>3727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3">
            <text:p>13</text:p>
          </table:table-cell>
          <table:table-cell table:style-name="ce2" office:value-type="float" office:value="1947">
            <text:p>1.947E+003</text:p>
          </table:table-cell>
          <table:table-cell table:style-name="ce2" office:value-type="float" office:value="10340">
            <text:p>1.034E+004</text:p>
          </table:table-cell>
          <table:table-cell table:style-name="ce2" office:value-type="float" office:value="17200">
            <text:p>1.720E+004</text:p>
          </table:table-cell>
          <table:table-cell table:style-name="ce2" office:value-type="float" office:value="16300">
            <text:p>1.630E+004</text:p>
          </table:table-cell>
          <table:table-cell table:style-name="ce3" office:value-type="float" office:value="302.48">
            <text:p>302.5</text:p>
          </table:table-cell>
          <table:table-cell table:style-name="ce3" office:value-type="float" office:value="411.73">
            <text:p>411.7</text:p>
          </table:table-cell>
          <table:table-cell table:style-name="ce3" office:value-type="float" office:value="1041.98">
            <text:p>1042.0</text:p>
          </table:table-cell>
          <table:table-cell table:style-name="ce3" office:value-type="float" office:value="4118.62">
            <text:p>4118.6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4">
            <text:p>14</text:p>
          </table:table-cell>
          <table:table-cell table:style-name="ce2" office:value-type="float" office:value="15110">
            <text:p>1.511E+004</text:p>
          </table:table-cell>
          <table:table-cell table:style-name="ce2" office:value-type="float" office:value="17210">
            <text:p>1.721E+004</text:p>
          </table:table-cell>
          <table:table-cell table:number-columns-repeated="2" table:style-name="ce2" office:value-type="float" office:value="0">
            <text:p>0.000E+000</text:p>
          </table:table-cell>
          <table:table-cell table:style-name="ce3" office:value-type="float" office:value="769">
            <text:p>769.0</text:p>
          </table:table-cell>
          <table:table-cell table:style-name="ce3" office:value-type="float" office:value="2471.9">
            <text:p>2471.9</text:p>
          </table:table-cell>
          <table:table-cell table:number-columns-repeated="2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5">
            <text:p>15</text:p>
          </table:table-cell>
          <table:table-cell table:style-name="ce2" office:value-type="float" office:value="12030">
            <text:p>1.203E+004</text:p>
          </table:table-cell>
          <table:table-cell table:style-name="ce2" office:value-type="float" office:value="14340">
            <text:p>1.434E+004</text:p>
          </table:table-cell>
          <table:table-cell table:number-columns-repeated="2" table:style-name="ce2" office:value-type="float" office:value="0">
            <text:p>0.000E+000</text:p>
          </table:table-cell>
          <table:table-cell table:style-name="ce3" office:value-type="float" office:value="829.1">
            <text:p>829.1</text:p>
          </table:table-cell>
          <table:table-cell table:style-name="ce3" office:value-type="float" office:value="2558.4">
            <text:p>2558.4</text:p>
          </table:table-cell>
          <table:table-cell table:number-columns-repeated="2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6">
            <text:p>16</text:p>
          </table:table-cell>
          <table:table-cell table:style-name="ce2" office:value-type="float" office:value="9637">
            <text:p>9.637E+003</text:p>
          </table:table-cell>
          <table:table-cell table:style-name="ce2" office:value-type="float" office:value="11970">
            <text:p>1.197E+004</text:p>
          </table:table-cell>
          <table:table-cell table:number-columns-repeated="2" table:style-name="ce2" office:value-type="float" office:value="0">
            <text:p>0.000E+000</text:p>
          </table:table-cell>
          <table:table-cell table:style-name="ce3" office:value-type="float" office:value="891.2">
            <text:p>891.2</text:p>
          </table:table-cell>
          <table:table-cell table:style-name="ce3" office:value-type="float" office:value="2649.7">
            <text:p>2649.7</text:p>
          </table:table-cell>
          <table:table-cell table:number-columns-repeated="2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7">
            <text:p>17</text:p>
          </table:table-cell>
          <table:table-cell table:style-name="ce2" office:value-type="float" office:value="8743">
            <text:p>8.743E+003</text:p>
          </table:table-cell>
          <table:table-cell table:style-name="ce2" office:value-type="float" office:value="10010">
            <text:p>1.001E+004</text:p>
          </table:table-cell>
          <table:table-cell table:number-columns-repeated="2" table:style-name="ce2" office:value-type="float" office:value="0">
            <text:p>0.000E+000</text:p>
          </table:table-cell>
          <table:table-cell table:style-name="ce3" office:value-type="float" office:value="954.67">
            <text:p>954.7</text:p>
          </table:table-cell>
          <table:table-cell table:style-name="ce3" office:value-type="float" office:value="2741.1">
            <text:p>2741.1</text:p>
          </table:table-cell>
          <table:table-cell table:number-columns-repeated="2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8">
            <text:p>18</text:p>
          </table:table-cell>
          <table:table-cell table:style-name="ce2" office:value-type="float" office:value="7743">
            <text:p>7.743E+003</text:p>
          </table:table-cell>
          <table:table-cell table:style-name="ce2" office:value-type="float" office:value="6091">
            <text:p>6.091E+003</text:p>
          </table:table-cell>
          <table:table-cell table:number-columns-repeated="2" table:style-name="ce2" office:value-type="float" office:value="0">
            <text:p>0.000E+000</text:p>
          </table:table-cell>
          <table:table-cell table:style-name="ce3" office:value-type="float" office:value="2833.1">
            <text:p>2833.1</text:p>
          </table:table-cell>
          <table:table-cell table:style-name="ce3" office:value-type="float" office:value="1019.9">
            <text:p>1019.9</text:p>
          </table:table-cell>
          <table:table-cell table:number-columns-repeated="2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9">
            <text:p>19</text:p>
          </table:table-cell>
          <table:table-cell table:style-name="ce2" office:value-type="float" office:value="5028">
            <text:p>5.028E+003</text:p>
          </table:table-cell>
          <table:table-cell table:style-name="ce2" office:value-type="float" office:value="6987">
            <text:p>6.987E+003</text:p>
          </table:table-cell>
          <table:table-cell table:number-columns-repeated="2" table:style-name="ce2" office:value-type="float" office:value="0">
            <text:p>0.000E+000</text:p>
          </table:table-cell>
          <table:table-cell table:style-name="ce3" office:value-type="float" office:value="1087.5">
            <text:p>1087.5</text:p>
          </table:table-cell>
          <table:table-cell table:style-name="ce3" office:value-type="float" office:value="2930.4">
            <text:p>2930.4</text:p>
          </table:table-cell>
          <table:table-cell table:number-columns-repeated="2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0">
            <text:p>20</text:p>
          </table:table-cell>
          <table:table-cell table:style-name="ce2" office:value-type="float" office:value="4052">
            <text:p>4.052E+003</text:p>
          </table:table-cell>
          <table:table-cell table:style-name="ce2" office:value-type="float" office:value="5815">
            <text:p>5.815E+003</text:p>
          </table:table-cell>
          <table:table-cell table:number-columns-repeated="2" table:style-name="ce2" office:value-type="float" office:value="0">
            <text:p>0.000E+000</text:p>
          </table:table-cell>
          <table:table-cell table:style-name="ce3" office:value-type="float" office:value="1157.6">
            <text:p>1157.6</text:p>
          </table:table-cell>
          <table:table-cell table:style-name="ce3" office:value-type="float" office:value="3029.7">
            <text:p>3029.7</text:p>
          </table:table-cell>
          <table:table-cell table:number-columns-repeated="2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1">
            <text:p>21</text:p>
          </table:table-cell>
          <table:table-cell table:style-name="ce2" office:value-type="float" office:value="3262">
            <text:p>3.262E+003</text:p>
          </table:table-cell>
          <table:table-cell table:style-name="ce2" office:value-type="float" office:value="4819">
            <text:p>4.819E+003</text:p>
          </table:table-cell>
          <table:table-cell table:number-columns-repeated="2" table:style-name="ce2" office:value-type="float" office:value="0">
            <text:p>0.000E+000</text:p>
          </table:table-cell>
          <table:table-cell table:style-name="ce3" office:value-type="float" office:value="1230.2">
            <text:p>1230.2</text:p>
          </table:table-cell>
          <table:table-cell table:style-name="ce3" office:value-type="float" office:value="3135.7">
            <text:p>3135.7</text:p>
          </table:table-cell>
          <table:table-cell table:number-columns-repeated="2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2">
            <text:p>22</text:p>
          </table:table-cell>
          <table:table-cell table:style-name="ce2" office:value-type="float" office:value="2616">
            <text:p>2.616E+003</text:p>
          </table:table-cell>
          <table:table-cell table:style-name="ce2" office:value-type="float" office:value="3966">
            <text:p>3.966E+003</text:p>
          </table:table-cell>
          <table:table-cell table:number-columns-repeated="2" table:style-name="ce2" office:value-type="float" office:value="0">
            <text:p>0.000E+000</text:p>
          </table:table-cell>
          <table:table-cell table:style-name="ce3" office:value-type="float" office:value="1306.5">
            <text:p>1306.5</text:p>
          </table:table-cell>
          <table:table-cell table:style-name="ce3" office:value-type="float" office:value="3247.3">
            <text:p>3247.3</text:p>
          </table:table-cell>
          <table:table-cell table:number-columns-repeated="2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3">
            <text:p>23</text:p>
          </table:table-cell>
          <table:table-cell table:style-name="ce2" office:value-type="float" office:value="2090">
            <text:p>2.090E+003</text:p>
          </table:table-cell>
          <table:table-cell table:style-name="ce2" office:value-type="float" office:value="3232">
            <text:p>3.232E+003</text:p>
          </table:table-cell>
          <table:table-cell table:style-name="ce2" office:value-type="float" office:value="934.3">
            <text:p>9.343E+002</text:p>
          </table:table-cell>
          <table:table-cell table:style-name="ce2" office:value-type="float" office:value="250.9">
            <text:p>2.509E+002</text:p>
          </table:table-cell>
          <table:table-cell table:style-name="ce3" office:value-type="float" office:value="1388.5">
            <text:p>1388.5</text:p>
          </table:table-cell>
          <table:table-cell table:style-name="ce3" office:value-type="float" office:value="3372.9">
            <text:p>3372.9</text:p>
          </table:table-cell>
          <table:table-cell table:style-name="ce3" office:value-type="float" office:value="3362.3">
            <text:p>3362.3</text:p>
          </table:table-cell>
          <table:table-cell table:style-name="ce3" office:value-type="float" office:value="1187.7">
            <text:p>1187.7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4">
            <text:p>24</text:p>
          </table:table-cell>
          <table:table-cell table:style-name="ce2" office:value-type="float" office:value="2635">
            <text:p>2.635E+003</text:p>
          </table:table-cell>
          <table:table-cell table:style-name="ce2" office:value-type="float" office:value="1629">
            <text:p>1.629E+003</text:p>
          </table:table-cell>
          <table:table-cell table:style-name="ce2" office:value-type="float" office:value="922.8">
            <text:p>9.228E+002</text:p>
          </table:table-cell>
          <table:table-cell table:style-name="ce2" office:value-type="float" office:value="98.27">
            <text:p>9.827E+001</text:p>
          </table:table-cell>
          <table:table-cell table:style-name="ce3" office:value-type="float" office:value="3509.2">
            <text:p>3509.2</text:p>
          </table:table-cell>
          <table:table-cell table:style-name="ce3" office:value-type="float" office:value="1460.8">
            <text:p>1460.8</text:p>
          </table:table-cell>
          <table:table-cell table:style-name="ce3" office:value-type="float" office:value="3209.1">
            <text:p>3209.1</text:p>
          </table:table-cell>
          <table:table-cell table:style-name="ce3" office:value-type="float" office:value="1417.7">
            <text:p>1417.7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5">
            <text:p>25</text:p>
          </table:table-cell>
          <table:table-cell table:style-name="ce2" office:value-type="float" office:value="2562">
            <text:p>2.562E+003</text:p>
          </table:table-cell>
          <table:table-cell table:style-name="ce2" office:value-type="float" office:value="1107">
            <text:p>1.107E+003</text:p>
          </table:table-cell>
          <table:table-cell table:style-name="ce2" office:value-type="float" office:value="487.7">
            <text:p>4.877E+002</text:p>
          </table:table-cell>
          <table:table-cell table:style-name="ce2" office:value-type="float" office:value="636.5">
            <text:p>6.365E+002</text:p>
          </table:table-cell>
          <table:table-cell table:style-name="ce3" office:value-type="float" office:value="2685">
            <text:p>2685.0</text:p>
          </table:table-cell>
          <table:table-cell table:style-name="ce3" office:value-type="float" office:value="1456.3">
            <text:p>1456.3</text:p>
          </table:table-cell>
          <table:table-cell table:style-name="ce3" office:value-type="float" office:value="4719.4">
            <text:p>4719.4</text:p>
          </table:table-cell>
          <table:table-cell table:style-name="ce3" office:value-type="float" office:value="2554.9">
            <text:p>2554.9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6">
            <text:p>26</text:p>
          </table:table-cell>
          <table:table-cell table:style-name="ce2" office:value-type="float" office:value="2024">
            <text:p>2.024E+003</text:p>
          </table:table-cell>
          <table:table-cell table:style-name="ce2" office:value-type="float" office:value="850.7">
            <text:p>8.507E+002</text:p>
          </table:table-cell>
          <table:table-cell table:style-name="ce2" office:value-type="float" office:value="480">
            <text:p>4.800E+002</text:p>
          </table:table-cell>
          <table:table-cell table:style-name="ce2" office:value-type="float" office:value="626.5">
            <text:p>6.265E+002</text:p>
          </table:table-cell>
          <table:table-cell table:style-name="ce3" office:value-type="float" office:value="3784.4">
            <text:p>3784.4</text:p>
          </table:table-cell>
          <table:table-cell table:style-name="ce3" office:value-type="float" office:value="1521.8">
            <text:p>1521.8</text:p>
          </table:table-cell>
          <table:table-cell table:style-name="ce3" office:value-type="float" office:value="4719.4">
            <text:p>4719.4</text:p>
          </table:table-cell>
          <table:table-cell table:style-name="ce3" office:value-type="float" office:value="2554.9">
            <text:p>2554.9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7">
            <text:p>27</text:p>
          </table:table-cell>
          <table:table-cell table:style-name="ce2" office:value-type="float" office:value="1556">
            <text:p>1.556E+003</text:p>
          </table:table-cell>
          <table:table-cell table:style-name="ce2" office:value-type="float" office:value="635.5">
            <text:p>6.355E+002</text:p>
          </table:table-cell>
          <table:table-cell table:style-name="ce2" office:value-type="float" office:value="472.4">
            <text:p>4.724E+002</text:p>
          </table:table-cell>
          <table:table-cell table:style-name="ce2" office:value-type="float" office:value="616.6">
            <text:p>6.166E+002</text:p>
          </table:table-cell>
          <table:table-cell table:style-name="ce3" office:value-type="float" office:value="3890.9">
            <text:p>3890.9</text:p>
          </table:table-cell>
          <table:table-cell table:style-name="ce3" office:value-type="float" office:value="1590.7">
            <text:p>1590.7</text:p>
          </table:table-cell>
          <table:table-cell table:style-name="ce3" office:value-type="float" office:value="4719.5">
            <text:p>4719.5</text:p>
          </table:table-cell>
          <table:table-cell table:style-name="ce3" office:value-type="float" office:value="2554.9">
            <text:p>2554.9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8">
            <text:p>28</text:p>
          </table:table-cell>
          <table:table-cell table:style-name="ce2" office:value-type="float" office:value="1149">
            <text:p>1.149E+003</text:p>
          </table:table-cell>
          <table:table-cell table:style-name="ce2" office:value-type="float" office:value="456.1">
            <text:p>4.561E+002</text:p>
          </table:table-cell>
          <table:table-cell table:style-name="ce2" office:value-type="float" office:value="464.9">
            <text:p>4.649E+002</text:p>
          </table:table-cell>
          <table:table-cell table:style-name="ce2" office:value-type="float" office:value="606.8">
            <text:p>6.068E+002</text:p>
          </table:table-cell>
          <table:table-cell table:style-name="ce3" office:value-type="float" office:value="4017.6">
            <text:p>4017.6</text:p>
          </table:table-cell>
          <table:table-cell table:style-name="ce3" office:value-type="float" office:value="1666.3">
            <text:p>1666.3</text:p>
          </table:table-cell>
          <table:table-cell table:style-name="ce3" office:value-type="float" office:value="4719.4">
            <text:p>4719.4</text:p>
          </table:table-cell>
          <table:table-cell table:style-name="ce3" office:value-type="float" office:value="2554.9">
            <text:p>2554.9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9">
            <text:p>29</text:p>
          </table:table-cell>
          <table:table-cell table:style-name="ce2" office:value-type="float" office:value="1229">
            <text:p>1.229E+003</text:p>
          </table:table-cell>
          <table:table-cell table:style-name="ce2" office:value-type="float" office:value="310.8">
            <text:p>3.108E+002</text:p>
          </table:table-cell>
          <table:table-cell table:style-name="ce2" office:value-type="float" office:value="457.6">
            <text:p>4.576E+002</text:p>
          </table:table-cell>
          <table:table-cell table:style-name="ce2" office:value-type="float" office:value="597.2">
            <text:p>5.972E+002</text:p>
          </table:table-cell>
          <table:table-cell table:style-name="ce3" office:value-type="float" office:value="4189.9">
            <text:p>4189.9</text:p>
          </table:table-cell>
          <table:table-cell table:style-name="ce3" office:value-type="float" office:value="1750.4">
            <text:p>1750.4</text:p>
          </table:table-cell>
          <table:table-cell table:style-name="ce3" office:value-type="float" office:value="4719.5">
            <text:p>4719.5</text:p>
          </table:table-cell>
          <table:table-cell table:style-name="ce3" office:value-type="float" office:value="2554.9">
            <text:p>2554.9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0">
            <text:p>30</text:p>
          </table:table-cell>
          <table:table-cell table:style-name="ce2" office:value-type="float" office:value="961.4">
            <text:p>9.614E+002</text:p>
          </table:table-cell>
          <table:table-cell table:style-name="ce2" office:value-type="float" office:value="181.4">
            <text:p>1.814E+002</text:p>
          </table:table-cell>
          <table:table-cell table:style-name="ce2" office:value-type="float" office:value="363">
            <text:p>3.630E+002</text:p>
          </table:table-cell>
          <table:table-cell table:style-name="ce2" office:value-type="float" office:value="523.1">
            <text:p>5.231E+002</text:p>
          </table:table-cell>
          <table:table-cell table:style-name="ce3" office:value-type="float" office:value="4531.7">
            <text:p>4531.7</text:p>
          </table:table-cell>
          <table:table-cell table:style-name="ce3" office:value-type="float" office:value="1844">
            <text:p>1844.0</text:p>
          </table:table-cell>
          <table:table-cell table:style-name="ce3" office:value-type="float" office:value="4959.7">
            <text:p>4959.7</text:p>
          </table:table-cell>
          <table:table-cell table:style-name="ce3" office:value-type="float" office:value="2558.3">
            <text:p>2558.3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1">
            <text:p>31</text:p>
          </table:table-cell>
          <table:table-cell table:style-name="ce2" office:value-type="float" office:value="739.1">
            <text:p>7.391E+002</text:p>
          </table:table-cell>
          <table:table-cell table:style-name="ce2" office:value-type="float" office:value="85.5">
            <text:p>8.550E+001</text:p>
          </table:table-cell>
          <table:table-cell table:style-name="ce2" office:value-type="float" office:value="292.7">
            <text:p>2.927E+002</text:p>
          </table:table-cell>
          <table:table-cell table:style-name="ce2" office:value-type="float" office:value="420">
            <text:p>4.200E+002</text:p>
          </table:table-cell>
          <table:table-cell table:style-name="ce3" office:value-type="float" office:value="4936.3">
            <text:p>4936.3</text:p>
          </table:table-cell>
          <table:table-cell table:style-name="ce3" office:value-type="float" office:value="1917.4">
            <text:p>1917.4</text:p>
          </table:table-cell>
          <table:table-cell table:style-name="ce3" office:value-type="float" office:value="4893.4">
            <text:p>4893.4</text:p>
          </table:table-cell>
          <table:table-cell table:style-name="ce3" office:value-type="float" office:value="2591.7">
            <text:p>2591.7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2">
            <text:p>32</text:p>
          </table:table-cell>
          <table:table-cell table:style-name="ce2" office:value-type="float" office:value="577">
            <text:p>5.770E+002</text:p>
          </table:table-cell>
          <table:table-cell table:number-columns-repeated="3" table:style-name="ce2" office:value-type="float" office:value="0">
            <text:p>0.000E+000</text:p>
          </table:table-cell>
          <table:table-cell table:style-name="ce3" office:value-type="float" office:value="5717.7">
            <text:p>5717.7</text:p>
          </table:table-cell>
          <table:table-cell table:number-columns-repeated="3" table:style-name="ce3" office:value-type="float" office:value="0">
            <text:p>0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3">
            <text:p>33</text:p>
          </table:table-cell>
          <table:table-cell table:number-columns-repeated="4" table:style-name="ce2" office:value-type="float" office:value="-2">
            <text:p>-2.000E+000</text:p>
          </table:table-cell>
          <table:table-cell table:number-columns-repeated="4" table:style-name="ce3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4">
            <text:p>34</text:p>
          </table:table-cell>
          <table:table-cell table:number-columns-repeated="4" table:style-name="ce2" office:value-type="float" office:value="-2">
            <text:p>-2.000E+000</text:p>
          </table:table-cell>
          <table:table-cell table:number-columns-repeated="4" table:style-name="ce3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5">
            <text:p>35</text:p>
          </table:table-cell>
          <table:table-cell table:number-columns-repeated="4" table:style-name="ce2" office:value-type="float" office:value="-2">
            <text:p>-2.000E+000</text:p>
          </table:table-cell>
          <table:table-cell table:number-columns-repeated="4" table:style-name="ce3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6">
            <text:p>36</text:p>
          </table:table-cell>
          <table:table-cell table:number-columns-repeated="4" table:style-name="ce2" office:value-type="float" office:value="-2">
            <text:p>-2.000E+000</text:p>
          </table:table-cell>
          <table:table-cell table:number-columns-repeated="4" table:style-name="ce3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7">
            <text:p>37</text:p>
          </table:table-cell>
          <table:table-cell table:number-columns-repeated="4" table:style-name="ce2" office:value-type="float" office:value="-2">
            <text:p>-2.000E+000</text:p>
          </table:table-cell>
          <table:table-cell table:number-columns-repeated="4" table:style-name="ce3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8">
            <text:p>38</text:p>
          </table:table-cell>
          <table:table-cell table:number-columns-repeated="4" table:style-name="ce2" office:value-type="float" office:value="-2">
            <text:p>-2.000E+000</text:p>
          </table:table-cell>
          <table:table-cell table:number-columns-repeated="4" table:style-name="ce3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9">
            <text:p>39</text:p>
          </table:table-cell>
          <table:table-cell table:number-columns-repeated="4" table:style-name="ce2" office:value-type="float" office:value="-2">
            <text:p>-2.000E+000</text:p>
          </table:table-cell>
          <table:table-cell table:number-columns-repeated="4" table:style-name="ce3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0">
            <text:p>40</text:p>
          </table:table-cell>
          <table:table-cell table:number-columns-repeated="4" table:style-name="ce2" office:value-type="float" office:value="-2">
            <text:p>-2.000E+000</text:p>
          </table:table-cell>
          <table:table-cell table:number-columns-repeated="4" table:style-name="ce3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1">
            <text:p>41</text:p>
          </table:table-cell>
          <table:table-cell table:number-columns-repeated="4" table:style-name="ce2" office:value-type="float" office:value="-2">
            <text:p>-2.000E+000</text:p>
          </table:table-cell>
          <table:table-cell table:number-columns-repeated="4" table:style-name="ce3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2">
            <text:p>42</text:p>
          </table:table-cell>
          <table:table-cell table:number-columns-repeated="4" table:style-name="ce2" office:value-type="float" office:value="0">
            <text:p>0.000E+000</text:p>
          </table:table-cell>
          <table:table-cell table:number-columns-repeated="4" table:style-name="ce3" office:value-type="float" office:value="0">
            <text:p>0.0</text:p>
          </table:table-cell>
        </table:table-row>
        <table:table-row table:style-name="ro1" table:number-rows-repeated="6549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8" table:default-cell-style-name="ce2"/>
        <table:table-row table:style-name="ro1">
          <table:table-cell office:value-type="string">
            <text:p>Variables:</text:p>
          </table:table-cell>
          <table:table-cell office:value-type="string">
            <text:p>q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t0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office:value-type="string">
            <text:p>e1</text:p>
          </table:table-cell>
          <table:table-cell table:style-name="ce1" office:value-type="string">
            <text:p>e2</text:p>
          </table:table-cell>
          <table:table-cell table:style-name="ce1" office:value-type="string">
            <text:p>e3</text:p>
          </table:table-cell>
          <table:table-cell table:style-name="ce1" office:value-type="string">
            <text:p>e4</text:p>
          </table:table-cell>
          <table:table-cell table:style-name="ce1" office:value-type="string">
            <text:p>e5</text:p>
          </table:table-cell>
          <table:table-cell table:style-name="ce1" office:value-type="string">
            <text:p>e6</text:p>
          </table:table-cell>
          <table:table-cell table:style-name="ce1" office:value-type="string">
            <text:p>e7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Integer</text:p>
          </table:table-cell>
          <table:table-cell table:number-columns-repeated="18" table:style-name="ce1" office:value-type="string">
            <text:p>Float</text:p>
          </table:table-cell>
        </table:table-row>
        <table:table-row table:style-name="ro1">
          <table:table-cell office:value-type="string">
            <text:p>Data: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">
            <text:p>1</text:p>
          </table:table-cell>
          <table:table-cell office:value-type="float" office:value="0.0000000000001957">
            <text:p>1.957E-013</text:p>
          </table:table-cell>
          <table:table-cell office:value-type="float" office:value="-0.5291">
            <text:p>-5.291E-001</text:p>
          </table:table-cell>
          <table:table-cell office:value-type="float" office:value="1.463">
            <text:p>1.463E+000</text:p>
          </table:table-cell>
          <table:table-cell office:value-type="float" office:value="13380">
            <text:p>1.338E+004</text:p>
          </table:table-cell>
          <table:table-cell table:style-name="ce4" office:value-type="float" office:value="0.0000000001842">
            <text:p>1.84E-010</text:p>
          </table:table-cell>
          <table:table-cell office:value-type="float" office:value="0.00000001299">
            <text:p>1.299E-008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1.494">
            <text:p>1.494E+000</text:p>
          </table:table-cell>
          <table:table-cell office:value-type="float" office:value="6.974">
            <text:p>6.974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">
            <text:p>2</text:p>
          </table:table-cell>
          <table:table-cell office:value-type="float" office:value="0.000000000000624">
            <text:p>6.240E-013</text:p>
          </table:table-cell>
          <table:table-cell office:value-type="float" office:value="-0.5466">
            <text:p>-5.466E-001</text:p>
          </table:table-cell>
          <table:table-cell office:value-type="float" office:value="3.553">
            <text:p>3.553E+000</text:p>
          </table:table-cell>
          <table:table-cell office:value-type="float" office:value="10300">
            <text:p>1.030E+004</text:p>
          </table:table-cell>
          <table:table-cell table:style-name="ce4" office:value-type="float" office:value="0.0000000006827">
            <text:p>6.83E-010</text:p>
          </table:table-cell>
          <table:table-cell office:value-type="float" office:value="0.00000003548">
            <text:p>3.548E-008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2.961">
            <text:p>2.961E+000</text:p>
          </table:table-cell>
          <table:table-cell office:value-type="float" office:value="7.895">
            <text:p>7.895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">
            <text:p>3</text:p>
          </table:table-cell>
          <table:table-cell office:value-type="float" office:value="0.000000000001471">
            <text:p>1.471E-012</text:p>
          </table:table-cell>
          <table:table-cell office:value-type="float" office:value="-0.4586">
            <text:p>-4.586E-001</text:p>
          </table:table-cell>
          <table:table-cell office:value-type="float" office:value="4.435">
            <text:p>4.435E+000</text:p>
          </table:table-cell>
          <table:table-cell office:value-type="float" office:value="23060">
            <text:p>2.306E+004</text:p>
          </table:table-cell>
          <table:table-cell table:style-name="ce4" office:value-type="float" office:value="0.000000001685">
            <text:p>1.69E-009</text:p>
          </table:table-cell>
          <table:table-cell office:value-type="float" office:value="0.00000007231">
            <text:p>7.231E-008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4.877">
            <text:p>4.877E+000</text:p>
          </table:table-cell>
          <table:table-cell office:value-type="float" office:value="10.73">
            <text:p>1.073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">
            <text:p>4</text:p>
          </table:table-cell>
          <table:table-cell office:value-type="float" office:value="0.000000000002917">
            <text:p>2.917E-012</text:p>
          </table:table-cell>
          <table:table-cell office:value-type="float" office:value="-0.3003">
            <text:p>-3.003E-001</text:p>
          </table:table-cell>
          <table:table-cell office:value-type="float" office:value="4.389">
            <text:p>4.389E+000</text:p>
          </table:table-cell>
          <table:table-cell office:value-type="float" office:value="5209">
            <text:p>5.209E+003</text:p>
          </table:table-cell>
          <table:table-cell table:style-name="ce4" office:value-type="float" office:value="0.00000022">
            <text:p>2.20E-007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38.46">
            <text:p>3.846E+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5">
            <text:p>5</text:p>
          </table:table-cell>
          <table:table-cell office:value-type="float" office:value="0.000000000004284">
            <text:p>4.284E-012</text:p>
          </table:table-cell>
          <table:table-cell office:value-type="float" office:value="-0.3264">
            <text:p>-3.264E-001</text:p>
          </table:table-cell>
          <table:table-cell office:value-type="float" office:value="5.733">
            <text:p>5.733E+000</text:p>
          </table:table-cell>
          <table:table-cell office:value-type="float" office:value="22460">
            <text:p>2.246E+004</text:p>
          </table:table-cell>
          <table:table-cell table:style-name="ce4" office:value-type="float" office:value="0.0000003475">
            <text:p>3.48E-007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38.74">
            <text:p>3.874E+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6">
            <text:p>6</text:p>
          </table:table-cell>
          <table:table-cell office:value-type="float" office:value="0.00000000000552">
            <text:p>5.520E-012</text:p>
          </table:table-cell>
          <table:table-cell office:value-type="float" office:value="-0.2934">
            <text:p>-2.934E-001</text:p>
          </table:table-cell>
          <table:table-cell office:value-type="float" office:value="7.212">
            <text:p>7.212E+000</text:p>
          </table:table-cell>
          <table:table-cell office:value-type="float" office:value="30420">
            <text:p>3.042E+004</text:p>
          </table:table-cell>
          <table:table-cell table:style-name="ce4" office:value-type="float" office:value="0.0000005083">
            <text:p>5.08E-007</text:p>
          </table:table-cell>
          <table:table-cell office:value-type="float" office:value="0.0000001434">
            <text:p>1.434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38.77">
            <text:p>3.877E+001</text:p>
          </table:table-cell>
          <table:table-cell office:value-type="float" office:value="263.5">
            <text:p>2.635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7">
            <text:p>7</text:p>
          </table:table-cell>
          <table:table-cell office:value-type="float" office:value="0.00000000001296">
            <text:p>1.296E-011</text:p>
          </table:table-cell>
          <table:table-cell office:value-type="float" office:value="0.4939">
            <text:p>4.939E-001</text:p>
          </table:table-cell>
          <table:table-cell office:value-type="float" office:value="1.895">
            <text:p>1.895E+000</text:p>
          </table:table-cell>
          <table:table-cell office:value-type="float" office:value="505.7">
            <text:p>5.057E+002</text:p>
          </table:table-cell>
          <table:table-cell table:style-name="ce4" office:value-type="float" office:value="0.0000005135">
            <text:p>5.14E-007</text:p>
          </table:table-cell>
          <table:table-cell office:value-type="float" office:value="0.0000002591">
            <text:p>2.591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39.99">
            <text:p>3.999E+001</text:p>
          </table:table-cell>
          <table:table-cell office:value-type="float" office:value="268.1">
            <text:p>2.681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8">
            <text:p>8</text:p>
          </table:table-cell>
          <table:table-cell office:value-type="float" office:value="0.00000000001231">
            <text:p>1.231E-011</text:p>
          </table:table-cell>
          <table:table-cell office:value-type="float" office:value="0.365">
            <text:p>3.650E-001</text:p>
          </table:table-cell>
          <table:table-cell office:value-type="float" office:value="3.673">
            <text:p>3.673E+000</text:p>
          </table:table-cell>
          <table:table-cell office:value-type="float" office:value="959.5">
            <text:p>9.595E+002</text:p>
          </table:table-cell>
          <table:table-cell table:style-name="ce4" office:value-type="float" office:value="0.0000004845">
            <text:p>4.85E-007</text:p>
          </table:table-cell>
          <table:table-cell office:value-type="float" office:value="0.0000004167">
            <text:p>4.167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41.1">
            <text:p>4.110E+001</text:p>
          </table:table-cell>
          <table:table-cell office:value-type="float" office:value="271.7">
            <text:p>2.717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9">
            <text:p>9</text:p>
          </table:table-cell>
          <table:table-cell office:value-type="float" office:value="0.00000000001719">
            <text:p>1.719E-011</text:p>
          </table:table-cell>
          <table:table-cell office:value-type="float" office:value="0.2832">
            <text:p>2.832E-001</text:p>
          </table:table-cell>
          <table:table-cell office:value-type="float" office:value="3.775">
            <text:p>3.775E+000</text:p>
          </table:table-cell>
          <table:table-cell office:value-type="float" office:value="1726">
            <text:p>1.726E+003</text:p>
          </table:table-cell>
          <table:table-cell table:style-name="ce4" office:value-type="float" office:value="0.0000004133">
            <text:p>4.13E-007</text:p>
          </table:table-cell>
          <table:table-cell office:value-type="float" office:value="0.0000006207">
            <text:p>6.207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42.07">
            <text:p>4.207E+001</text:p>
          </table:table-cell>
          <table:table-cell office:value-type="float" office:value="274.8">
            <text:p>2.748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0">
            <text:p>10</text:p>
          </table:table-cell>
          <table:table-cell office:value-type="float" office:value="0.00000000002119">
            <text:p>2.119E-011</text:p>
          </table:table-cell>
          <table:table-cell office:value-type="float" office:value="0.6012">
            <text:p>6.012E-001</text:p>
          </table:table-cell>
          <table:table-cell office:value-type="float" office:value="2.857">
            <text:p>2.857E+000</text:p>
          </table:table-cell>
          <table:table-cell office:value-type="float" office:value="675.6">
            <text:p>6.756E+002</text:p>
          </table:table-cell>
          <table:table-cell table:style-name="ce4" office:value-type="float" office:value="0.0000003006">
            <text:p>3.01E-007</text:p>
          </table:table-cell>
          <table:table-cell office:value-type="float" office:value="0.0000008758">
            <text:p>8.758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42.97">
            <text:p>4.297E+001</text:p>
          </table:table-cell>
          <table:table-cell office:value-type="float" office:value="278.1">
            <text:p>2.781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1">
            <text:p>11</text:p>
          </table:table-cell>
          <table:table-cell office:value-type="float" office:value="0.00000000003238">
            <text:p>3.238E-011</text:p>
          </table:table-cell>
          <table:table-cell office:value-type="float" office:value="0.3075">
            <text:p>3.075E-001</text:p>
          </table:table-cell>
          <table:table-cell office:value-type="float" office:value="3.078">
            <text:p>3.078E+000</text:p>
          </table:table-cell>
          <table:table-cell office:value-type="float" office:value="2695">
            <text:p>2.695E+003</text:p>
          </table:table-cell>
          <table:table-cell office:value-type="float" office:value="0.0000001662">
            <text:p>1.662E-007</text:p>
          </table:table-cell>
          <table:table-cell office:value-type="float" office:value="0.000001145">
            <text:p>1.145E-006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43.82">
            <text:p>4.382E+001</text:p>
          </table:table-cell>
          <table:table-cell office:value-type="float" office:value="277.9">
            <text:p>2.779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2">
            <text:p>12</text:p>
          </table:table-cell>
          <table:table-cell office:value-type="float" office:value="0.00000000007906">
            <text:p>7.906E-011</text:p>
          </table:table-cell>
          <table:table-cell office:value-type="float" office:value="0.726">
            <text:p>7.260E-001</text:p>
          </table:table-cell>
          <table:table-cell office:value-type="float" office:value="0.5463">
            <text:p>5.463E-001</text:p>
          </table:table-cell>
          <table:table-cell office:value-type="float" office:value="745.3">
            <text:p>7.453E+002</text:p>
          </table:table-cell>
          <table:table-cell office:value-type="float" office:value="0.000000291">
            <text:p>2.910E-007</text:p>
          </table:table-cell>
          <table:table-cell office:value-type="float" office:value="0.000001557">
            <text:p>1.557E-006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28.2">
            <text:p>2.820E+001</text:p>
          </table:table-cell>
          <table:table-cell office:value-type="float" office:value="284.1">
            <text:p>2.841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3">
            <text:p>13</text:p>
          </table:table-cell>
          <table:table-cell office:value-type="float" office:value="0.0000000001018">
            <text:p>1.018E-010</text:p>
          </table:table-cell>
          <table:table-cell office:value-type="float" office:value="0.796">
            <text:p>7.960E-001</text:p>
          </table:table-cell>
          <table:table-cell office:value-type="float" office:value="0.415">
            <text:p>4.150E-001</text:p>
          </table:table-cell>
          <table:table-cell office:value-type="float" office:value="718.6">
            <text:p>7.186E+002</text:p>
          </table:table-cell>
          <table:table-cell office:value-type="float" office:value="0.0000001329">
            <text:p>1.329E-007</text:p>
          </table:table-cell>
          <table:table-cell office:value-type="float" office:value="0.000002247">
            <text:p>2.247E-006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27.14">
            <text:p>2.714E+001</text:p>
          </table:table-cell>
          <table:table-cell office:value-type="float" office:value="287.6">
            <text:p>2.876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4">
            <text:p>14</text:p>
          </table:table-cell>
          <table:table-cell office:value-type="float" office:value="0.00000000007954">
            <text:p>7.954E-011</text:p>
          </table:table-cell>
          <table:table-cell office:value-type="float" office:value="0.8113">
            <text:p>8.113E-001</text:p>
          </table:table-cell>
          <table:table-cell office:value-type="float" office:value="0.8177">
            <text:p>8.177E-001</text:p>
          </table:table-cell>
          <table:table-cell office:value-type="float" office:value="765.8">
            <text:p>7.658E+002</text:p>
          </table:table-cell>
          <table:table-cell office:value-type="float" office:value="0.000000008782">
            <text:p>8.782E-009</text:p>
          </table:table-cell>
          <table:table-cell office:value-type="float" office:value="0.0000004353">
            <text:p>4.353E-007</text:p>
          </table:table-cell>
          <table:table-cell office:value-type="float" office:value="0.0000000787">
            <text:p>7.870E-008</text:p>
          </table:table-cell>
          <table:table-cell table:number-columns-repeated="4" office:value-type="float" office:value="0">
            <text:p>0.000E+000</text:p>
          </table:table-cell>
          <table:table-cell office:value-type="float" office:value="25.76">
            <text:p>2.576E+001</text:p>
          </table:table-cell>
          <table:table-cell office:value-type="float" office:value="247.4">
            <text:p>2.474E+002</text:p>
          </table:table-cell>
          <table:table-cell office:value-type="float" office:value="89.29">
            <text:p>8.929E+001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5">
            <text:p>15</text:p>
          </table:table-cell>
          <table:table-cell office:value-type="float" office:value="0.0000000001307">
            <text:p>1.307E-010</text:p>
          </table:table-cell>
          <table:table-cell office:value-type="float" office:value="0.173">
            <text:p>1.730E-001</text:p>
          </table:table-cell>
          <table:table-cell office:value-type="float" office:value="2.878">
            <text:p>2.878E+000</text:p>
          </table:table-cell>
          <table:table-cell office:value-type="float" office:value="3288">
            <text:p>3.288E+003</text:p>
          </table:table-cell>
          <table:table-cell office:value-type="float" office:value="0.0000001011">
            <text:p>1.011E-007</text:p>
          </table:table-cell>
          <table:table-cell office:value-type="float" office:value="0.000001261">
            <text:p>1.261E-006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143.3">
            <text:p>1.433E+002</text:p>
          </table:table-cell>
          <table:table-cell office:value-type="float" office:value="304.7">
            <text:p>3.047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6">
            <text:p>16</text:p>
          </table:table-cell>
          <table:table-cell office:value-type="float" office:value="0.0000000004548">
            <text:p>4.548E-010</text:p>
          </table:table-cell>
          <table:table-cell office:value-type="float" office:value="0.3799">
            <text:p>3.799E-001</text:p>
          </table:table-cell>
          <table:table-cell office:value-type="float" office:value="0.5181">
            <text:p>5.181E-001</text:p>
          </table:table-cell>
          <table:table-cell office:value-type="float" office:value="1864">
            <text:p>1.864E+003</text:p>
          </table:table-cell>
          <table:table-cell office:value-type="float" office:value="0.0000002211">
            <text:p>2.211E-007</text:p>
          </table:table-cell>
          <table:table-cell office:value-type="float" office:value="0.000001427">
            <text:p>1.427E-006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0.01388">
            <text:p>1.388E-002</text:p>
          </table:table-cell>
          <table:table-cell office:value-type="float" office:value="322.2">
            <text:p>3.222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7">
            <text:p>17</text:p>
          </table:table-cell>
          <table:table-cell office:value-type="float" office:value="0.0000000007165">
            <text:p>7.165E-010</text:p>
          </table:table-cell>
          <table:table-cell office:value-type="float" office:value="0.5847">
            <text:p>5.847E-001</text:p>
          </table:table-cell>
          <table:table-cell office:value-type="float" office:value="0.1997">
            <text:p>1.997E-001</text:p>
          </table:table-cell>
          <table:table-cell office:value-type="float" office:value="1085">
            <text:p>1.085E+003</text:p>
          </table:table-cell>
          <table:table-cell office:value-type="float" office:value="0.0000004202">
            <text:p>4.202E-007</text:p>
          </table:table-cell>
          <table:table-cell office:value-type="float" office:value="0.00000139">
            <text:p>1.390E-006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0.01342">
            <text:p>1.342E-002</text:p>
          </table:table-cell>
          <table:table-cell office:value-type="float" office:value="341">
            <text:p>3.410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8">
            <text:p>18</text:p>
          </table:table-cell>
          <table:table-cell office:value-type="float" office:value="0.0000000005057">
            <text:p>5.057E-010</text:p>
          </table:table-cell>
          <table:table-cell office:value-type="float" office:value="0.5883">
            <text:p>5.883E-001</text:p>
          </table:table-cell>
          <table:table-cell office:value-type="float" office:value="0.4042">
            <text:p>4.042E-001</text:p>
          </table:table-cell>
          <table:table-cell office:value-type="float" office:value="1259">
            <text:p>1.259E+003</text:p>
          </table:table-cell>
          <table:table-cell office:value-type="float" office:value="0.0000005873">
            <text:p>5.873E-007</text:p>
          </table:table-cell>
          <table:table-cell office:value-type="float" office:value="0.000001471">
            <text:p>1.471E-006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131800">
            <text:p>1.318E+005</text:p>
          </table:table-cell>
          <table:table-cell office:value-type="float" office:value="357.2">
            <text:p>3.572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9">
            <text:p>19</text:p>
          </table:table-cell>
          <table:table-cell office:value-type="float" office:value="0.0000000004193">
            <text:p>4.193E-010</text:p>
          </table:table-cell>
          <table:table-cell office:value-type="float" office:value="0.5523">
            <text:p>5.523E-001</text:p>
          </table:table-cell>
          <table:table-cell office:value-type="float" office:value="0.73132">
            <text:p>7.313E-001</text:p>
          </table:table-cell>
          <table:table-cell office:value-type="float" office:value="1612">
            <text:p>1.612E+003</text:p>
          </table:table-cell>
          <table:table-cell office:value-type="float" office:value="0.0000006349">
            <text:p>6.349E-007</text:p>
          </table:table-cell>
          <table:table-cell office:value-type="float" office:value="0.0000002573">
            <text:p>2.573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116.9">
            <text:p>1.169E+002</text:p>
          </table:table-cell>
          <table:table-cell office:value-type="float" office:value="210">
            <text:p>2.100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0">
            <text:p>20</text:p>
          </table:table-cell>
          <table:table-cell office:value-type="float" office:value="0.0000000003633">
            <text:p>3.633E-010</text:p>
          </table:table-cell>
          <table:table-cell office:value-type="float" office:value="0.5573">
            <text:p>5.573E-001</text:p>
          </table:table-cell>
          <table:table-cell office:value-type="float" office:value="1.039">
            <text:p>1.039E+000</text:p>
          </table:table-cell>
          <table:table-cell office:value-type="float" office:value="1844">
            <text:p>1.844E+003</text:p>
          </table:table-cell>
          <table:table-cell office:value-type="float" office:value="0.0000007612">
            <text:p>7.612E-007</text:p>
          </table:table-cell>
          <table:table-cell office:value-type="float" office:value="0.0000002746">
            <text:p>2.746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111.6">
            <text:p>1.116E+002</text:p>
          </table:table-cell>
          <table:table-cell office:value-type="float" office:value="228.8">
            <text:p>2.288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1">
            <text:p>21</text:p>
          </table:table-cell>
          <table:table-cell office:value-type="float" office:value="0.0000000004197">
            <text:p>4.197E-010</text:p>
          </table:table-cell>
          <table:table-cell office:value-type="float" office:value="0.571">
            <text:p>5.710E-001</text:p>
          </table:table-cell>
          <table:table-cell office:value-type="float" office:value="0.9768">
            <text:p>9.768E-001</text:p>
          </table:table-cell>
          <table:table-cell office:value-type="float" office:value="2031">
            <text:p>2.031E+003</text:p>
          </table:table-cell>
          <table:table-cell office:value-type="float" office:value="0.0000009267">
            <text:p>9.267E-007</text:p>
          </table:table-cell>
          <table:table-cell office:value-type="float" office:value="0.000000291">
            <text:p>2.910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110.3">
            <text:p>1.103E+002</text:p>
          </table:table-cell>
          <table:table-cell office:value-type="float" office:value="248.6">
            <text:p>2.486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2">
            <text:p>22</text:p>
          </table:table-cell>
          <table:table-cell office:value-type="float" office:value="0.0000000004314">
            <text:p>4.314E-010</text:p>
          </table:table-cell>
          <table:table-cell office:value-type="float" office:value="0.5782">
            <text:p>5.782E-001</text:p>
          </table:table-cell>
          <table:table-cell office:value-type="float" office:value="1.097">
            <text:p>1.097E+000</text:p>
          </table:table-cell>
          <table:table-cell office:value-type="float" office:value="2238">
            <text:p>2.238E+003</text:p>
          </table:table-cell>
          <table:table-cell office:value-type="float" office:value="0.000001033">
            <text:p>1.033E-006</text:p>
          </table:table-cell>
          <table:table-cell office:value-type="float" office:value="0.0000003112">
            <text:p>3.112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106.8">
            <text:p>1.068E+002</text:p>
          </table:table-cell>
          <table:table-cell office:value-type="float" office:value="268.8">
            <text:p>2.688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3">
            <text:p>23</text:p>
          </table:table-cell>
          <table:table-cell office:value-type="float" office:value="0.0000000003978">
            <text:p>3.978E-010</text:p>
          </table:table-cell>
          <table:table-cell office:value-type="float" office:value="0.5782">
            <text:p>5.782E-001</text:p>
          </table:table-cell>
          <table:table-cell office:value-type="float" office:value="1.463">
            <text:p>1.463E+000</text:p>
          </table:table-cell>
          <table:table-cell office:value-type="float" office:value="2485">
            <text:p>2.485E+003</text:p>
          </table:table-cell>
          <table:table-cell office:value-type="float" office:value="0.000001302">
            <text:p>1.302E-006</text:p>
          </table:table-cell>
          <table:table-cell office:value-type="float" office:value="0.0000001986">
            <text:p>1.986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103.1">
            <text:p>1.031E+002</text:p>
          </table:table-cell>
          <table:table-cell office:value-type="float" office:value="694.6">
            <text:p>6.946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4">
            <text:p>24</text:p>
          </table:table-cell>
          <table:table-cell office:value-type="float" office:value="0.000000000495">
            <text:p>4.950E-010</text:p>
          </table:table-cell>
          <table:table-cell office:value-type="float" office:value="0.5787">
            <text:p>5.787E-001</text:p>
          </table:table-cell>
          <table:table-cell office:value-type="float" office:value="1.23">
            <text:p>1.230E+000</text:p>
          </table:table-cell>
          <table:table-cell office:value-type="float" office:value="2928">
            <text:p>2.928E+003</text:p>
          </table:table-cell>
          <table:table-cell office:value-type="float" office:value="0.000000617">
            <text:p>6.170E-007</text:p>
          </table:table-cell>
          <table:table-cell office:value-type="float" office:value="0.0000003531">
            <text:p>3.531E-007</text:p>
          </table:table-cell>
          <table:table-cell office:value-type="float" office:value="0.000000685">
            <text:p>6.850E-007</text:p>
          </table:table-cell>
          <table:table-cell office:value-type="float" office:value="0.0000008002">
            <text:p>8.002E-007</text:p>
          </table:table-cell>
          <table:table-cell office:value-type="float" office:value="0.000001089">
            <text:p>1.089E-006</text:p>
          </table:table-cell>
          <table:table-cell table:number-columns-repeated="2" office:value-type="float" office:value="0">
            <text:p>0.000E+000</text:p>
          </table:table-cell>
          <table:table-cell office:value-type="float" office:value="572.9">
            <text:p>5.729E+002</text:p>
          </table:table-cell>
          <table:table-cell office:value-type="float" office:value="88.14">
            <text:p>8.814E+001</text:p>
          </table:table-cell>
          <table:table-cell office:value-type="float" office:value="57.21">
            <text:p>5.721E+001</text:p>
          </table:table-cell>
          <table:table-cell table:style-name="ce4" office:value-type="float" office:value="1689">
            <text:p>1.69E+003</text:p>
          </table:table-cell>
          <table:table-cell table:style-name="ce4" office:value-type="float" office:value="2491">
            <text:p>2.49E+003</text:p>
          </table:table-cell>
          <table:table-cell table:number-columns-repeated="2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5">
            <text:p>25</text:p>
          </table:table-cell>
          <table:table-cell office:value-type="float" office:value="0.0000000005303">
            <text:p>5.303E-010</text:p>
          </table:table-cell>
          <table:table-cell office:value-type="float" office:value="0.5794">
            <text:p>5.794E-001</text:p>
          </table:table-cell>
          <table:table-cell office:value-type="float" office:value="1.286">
            <text:p>1.286E+000</text:p>
          </table:table-cell>
          <table:table-cell office:value-type="float" office:value="3416">
            <text:p>3.416E+003</text:p>
          </table:table-cell>
          <table:table-cell office:value-type="float" office:value="0.0000009452">
            <text:p>9.452E-007</text:p>
          </table:table-cell>
          <table:table-cell office:value-type="float" office:value="0.0000004169">
            <text:p>4.169E-007</text:p>
          </table:table-cell>
          <table:table-cell office:value-type="float" office:value="0.0000006032">
            <text:p>6.032E-007</text:p>
          </table:table-cell>
          <table:table-cell office:value-type="float" office:value="0.000001048">
            <text:p>1.048E-006</text:p>
          </table:table-cell>
          <table:table-cell office:value-type="float" office:value="0.000001132">
            <text:p>1.132E-006</text:p>
          </table:table-cell>
          <table:table-cell table:number-columns-repeated="2" office:value-type="float" office:value="0">
            <text:p>0.000E+000</text:p>
          </table:table-cell>
          <table:table-cell office:value-type="float" office:value="418.6">
            <text:p>4.186E+002</text:p>
          </table:table-cell>
          <table:table-cell office:value-type="float" office:value="76.08">
            <text:p>7.608E+001</text:p>
          </table:table-cell>
          <table:table-cell office:value-type="float" office:value="61.22">
            <text:p>6.122E+001</text:p>
          </table:table-cell>
          <table:table-cell office:value-type="float" office:value="1705">
            <text:p>1.705E+003</text:p>
          </table:table-cell>
          <table:table-cell office:value-type="float" office:value="2624">
            <text:p>2.624E+003</text:p>
          </table:table-cell>
          <table:table-cell table:number-columns-repeated="2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6">
            <text:p>26</text:p>
          </table:table-cell>
          <table:table-cell office:value-type="float" office:value="0.0000000005297">
            <text:p>5.297E-010</text:p>
          </table:table-cell>
          <table:table-cell office:value-type="float" office:value="0.5856">
            <text:p>5.856E-001</text:p>
          </table:table-cell>
          <table:table-cell office:value-type="float" office:value="1.474">
            <text:p>1.474E+000</text:p>
          </table:table-cell>
          <table:table-cell office:value-type="float" office:value="3678">
            <text:p>3.678E+003</text:p>
          </table:table-cell>
          <table:table-cell office:value-type="float" office:value="0.000001021">
            <text:p>1.021E-006</text:p>
          </table:table-cell>
          <table:table-cell office:value-type="float" office:value="0.0000004827">
            <text:p>4.827E-007</text:p>
          </table:table-cell>
          <table:table-cell office:value-type="float" office:value="0.000000641">
            <text:p>6.410E-007</text:p>
          </table:table-cell>
          <table:table-cell office:value-type="float" office:value="0.0000003965">
            <text:p>3.965E-007</text:p>
          </table:table-cell>
          <table:table-cell office:value-type="float" office:value="0.0000009822">
            <text:p>9.822E-007</text:p>
          </table:table-cell>
          <table:table-cell office:value-type="float" office:value="0.0000009393">
            <text:p>9.393E-007</text:p>
          </table:table-cell>
          <table:table-cell office:value-type="float" office:value="0">
            <text:p>0.000E+000</text:p>
          </table:table-cell>
          <table:table-cell office:value-type="float" office:value="440.4">
            <text:p>4.404E+002</text:p>
          </table:table-cell>
          <table:table-cell office:value-type="float" office:value="43.32">
            <text:p>4.332E+001</text:p>
          </table:table-cell>
          <table:table-cell office:value-type="float" office:value="44.28">
            <text:p>4.428E+001</text:p>
          </table:table-cell>
          <table:table-cell office:value-type="float" office:value="1094">
            <text:p>1.094E+003</text:p>
          </table:table-cell>
          <table:table-cell office:value-type="float" office:value="2394">
            <text:p>2.394E+003</text:p>
          </table:table-cell>
          <table:table-cell office:value-type="float" office:value="1832">
            <text:p>1.832E+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7">
            <text:p>27</text:p>
          </table:table-cell>
          <table:table-cell office:value-type="float" office:value="0.0000000007549">
            <text:p>7.549E-010</text:p>
          </table:table-cell>
          <table:table-cell office:value-type="float" office:value="0.6109">
            <text:p>6.109E-001</text:p>
          </table:table-cell>
          <table:table-cell office:value-type="float" office:value="0.9434">
            <text:p>9.434E-001</text:p>
          </table:table-cell>
          <table:table-cell office:value-type="float" office:value="3778">
            <text:p>3.778E+003</text:p>
          </table:table-cell>
          <table:table-cell office:value-type="float" office:value="0.0000009905">
            <text:p>9.905E-007</text:p>
          </table:table-cell>
          <table:table-cell office:value-type="float" office:value="0.0000004681">
            <text:p>4.681E-007</text:p>
          </table:table-cell>
          <table:table-cell office:value-type="float" office:value="0.0000005664">
            <text:p>5.664E-007</text:p>
          </table:table-cell>
          <table:table-cell office:value-type="float" office:value="0.000001262">
            <text:p>1.262E-006</text:p>
          </table:table-cell>
          <table:table-cell office:value-type="float" office:value="0.00000174">
            <text:p>1.740E-006</text:p>
          </table:table-cell>
          <table:table-cell table:number-columns-repeated="2" office:value-type="float" office:value="0">
            <text:p>0.000E+000</text:p>
          </table:table-cell>
          <table:table-cell office:value-type="float" office:value="440.4">
            <text:p>4.404E+002</text:p>
          </table:table-cell>
          <table:table-cell office:value-type="float" office:value="43.32">
            <text:p>4.332E+001</text:p>
          </table:table-cell>
          <table:table-cell office:value-type="float" office:value="44.28">
            <text:p>4.428E+001</text:p>
          </table:table-cell>
          <table:table-cell office:value-type="float" office:value="1340">
            <text:p>1.340E+003</text:p>
          </table:table-cell>
          <table:table-cell office:value-type="float" office:value="2498">
            <text:p>2.498E+003</text:p>
          </table:table-cell>
          <table:table-cell table:number-columns-repeated="2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8">
            <text:p>28</text:p>
          </table:table-cell>
          <table:table-cell office:value-type="float" office:value="0.0000000008507">
            <text:p>8.507E-010</text:p>
          </table:table-cell>
          <table:table-cell office:value-type="float" office:value="0.6237">
            <text:p>6.237E-001</text:p>
          </table:table-cell>
          <table:table-cell office:value-type="float" office:value="0.876">
            <text:p>8.760E-001</text:p>
          </table:table-cell>
          <table:table-cell office:value-type="float" office:value="3967">
            <text:p>3.967E+003</text:p>
          </table:table-cell>
          <table:table-cell office:value-type="float" office:value="0.0000008892">
            <text:p>8.892E-007</text:p>
          </table:table-cell>
          <table:table-cell office:value-type="float" office:value="0.0000004202">
            <text:p>4.202E-007</text:p>
          </table:table-cell>
          <table:table-cell office:value-type="float" office:value="0.0000004813">
            <text:p>4.813E-007</text:p>
          </table:table-cell>
          <table:table-cell office:value-type="float" office:value="0.00000157">
            <text:p>1.570E-006</text:p>
          </table:table-cell>
          <table:table-cell office:value-type="float" office:value="0.000002176">
            <text:p>2.176E-006</text:p>
          </table:table-cell>
          <table:table-cell table:number-columns-repeated="2" office:value-type="float" office:value="0">
            <text:p>0.000E+000</text:p>
          </table:table-cell>
          <table:table-cell office:value-type="float" office:value="440.4">
            <text:p>4.404E+002</text:p>
          </table:table-cell>
          <table:table-cell office:value-type="float" office:value="43.32">
            <text:p>4.332E+001</text:p>
          </table:table-cell>
          <table:table-cell office:value-type="float" office:value="44.28">
            <text:p>4.428E+001</text:p>
          </table:table-cell>
          <table:table-cell office:value-type="float" office:value="1339">
            <text:p>1.339E+003</text:p>
          </table:table-cell>
          <table:table-cell office:value-type="float" office:value="2493">
            <text:p>2.493E+003</text:p>
          </table:table-cell>
          <table:table-cell table:number-columns-repeated="2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9">
            <text:p>29</text:p>
          </table:table-cell>
          <table:table-cell office:value-type="float" office:value="0.0000000008531">
            <text:p>8.531E-010</text:p>
          </table:table-cell>
          <table:table-cell office:value-type="float" office:value="0.628">
            <text:p>6.280E-001</text:p>
          </table:table-cell>
          <table:table-cell office:value-type="float" office:value="0.9864">
            <text:p>9.864E-001</text:p>
          </table:table-cell>
          <table:table-cell office:value-type="float" office:value="4287">
            <text:p>4.287E+003</text:p>
          </table:table-cell>
          <table:table-cell office:value-type="float" office:value="0.0000007255">
            <text:p>7.255E-007</text:p>
          </table:table-cell>
          <table:table-cell office:value-type="float" office:value="0.0000003429">
            <text:p>3.429E-007</text:p>
          </table:table-cell>
          <table:table-cell office:value-type="float" office:value="0.0000003857">
            <text:p>3.857E-007</text:p>
          </table:table-cell>
          <table:table-cell office:value-type="float" office:value="0.000001881">
            <text:p>1.881E-006</text:p>
          </table:table-cell>
          <table:table-cell office:value-type="float" office:value="0.000001791">
            <text:p>1.791E-006</text:p>
          </table:table-cell>
          <table:table-cell table:number-columns-repeated="2" office:value-type="float" office:value="0">
            <text:p>0.000E+000</text:p>
          </table:table-cell>
          <table:table-cell office:value-type="float" office:value="440.4">
            <text:p>4.404E+002</text:p>
          </table:table-cell>
          <table:table-cell office:value-type="float" office:value="43.32">
            <text:p>4.332E+001</text:p>
          </table:table-cell>
          <table:table-cell office:value-type="float" office:value="44.28">
            <text:p>4.428E+001</text:p>
          </table:table-cell>
          <table:table-cell office:value-type="float" office:value="1339">
            <text:p>1.339E+003</text:p>
          </table:table-cell>
          <table:table-cell office:value-type="float" office:value="2492">
            <text:p>2.492E+003</text:p>
          </table:table-cell>
          <table:table-cell table:number-columns-repeated="2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0">
            <text:p>30</text:p>
          </table:table-cell>
          <table:table-cell office:value-type="float" office:value="0.0000000009409">
            <text:p>9.409E-010</text:p>
          </table:table-cell>
          <table:table-cell office:value-type="float" office:value="0.6387">
            <text:p>6.387E-001</text:p>
          </table:table-cell>
          <table:table-cell office:value-type="float" office:value="0.942">
            <text:p>9.420E-001</text:p>
          </table:table-cell>
          <table:table-cell office:value-type="float" office:value="4489">
            <text:p>4.489E+003</text:p>
          </table:table-cell>
          <table:table-cell office:value-type="float" office:value="0.000000506">
            <text:p>5.060E-007</text:p>
          </table:table-cell>
          <table:table-cell office:value-type="float" office:value="0.0000002022">
            <text:p>2.022E-007</text:p>
          </table:table-cell>
          <table:table-cell office:value-type="float" office:value="0.000000236">
            <text:p>2.360E-007</text:p>
          </table:table-cell>
          <table:table-cell office:value-type="float" office:value="0.000002837">
            <text:p>2.837E-006</text:p>
          </table:table-cell>
          <table:table-cell office:value-type="float" office:value="0.000001805">
            <text:p>1.805E-006</text:p>
          </table:table-cell>
          <table:table-cell table:number-columns-repeated="2" office:value-type="float" office:value="0">
            <text:p>0.000E+000</text:p>
          </table:table-cell>
          <table:table-cell office:value-type="float" office:value="485.9">
            <text:p>4.859E+002</text:p>
          </table:table-cell>
          <table:table-cell office:value-type="float" office:value="36.87">
            <text:p>3.687E+001</text:p>
          </table:table-cell>
          <table:table-cell office:value-type="float" office:value="38.5">
            <text:p>3.850E+001</text:p>
          </table:table-cell>
          <table:table-cell office:value-type="float" office:value="2458">
            <text:p>2.458E+003</text:p>
          </table:table-cell>
          <table:table-cell office:value-type="float" office:value="1278">
            <text:p>1.278E+003</text:p>
          </table:table-cell>
          <table:table-cell table:number-columns-repeated="2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1">
            <text:p>31</text:p>
          </table:table-cell>
          <table:table-cell office:value-type="float" office:value="0.0000000006295">
            <text:p>6.295E-010</text:p>
          </table:table-cell>
          <table:table-cell office:value-type="float" office:value="0.5525">
            <text:p>5.525E-001</text:p>
          </table:table-cell>
          <table:table-cell office:value-type="float" office:value="2.371">
            <text:p>2.371E+000</text:p>
          </table:table-cell>
          <table:table-cell office:value-type="float" office:value="15910">
            <text:p>1.591E+004</text:p>
          </table:table-cell>
          <table:table-cell office:value-type="float" office:value="0.00000001005">
            <text:p>1.005E-008</text:p>
          </table:table-cell>
          <table:table-cell office:value-type="float" office:value="0.00000003982">
            <text:p>3.982E-008</text:p>
          </table:table-cell>
          <table:table-cell office:value-type="float" office:value="0.000000243">
            <text:p>2.430E-007</text:p>
          </table:table-cell>
          <table:table-cell office:value-type="float" office:value="0.0000001982">
            <text:p>1.982E-007</text:p>
          </table:table-cell>
          <table:table-cell office:value-type="float" office:value="0.0000008056">
            <text:p>8.056E-007</text:p>
          </table:table-cell>
          <table:table-cell office:value-type="float" office:value="0.000002856">
            <text:p>2.856E-006</text:p>
          </table:table-cell>
          <table:table-cell office:value-type="float" office:value="0.00000002192">
            <text:p>2.192E-008</text:p>
          </table:table-cell>
          <table:table-cell office:value-type="float" office:value="2.779">
            <text:p>2.779E+000</text:p>
          </table:table-cell>
          <table:table-cell office:value-type="float" office:value="11.07">
            <text:p>1.107E+001</text:p>
          </table:table-cell>
          <table:table-cell office:value-type="float" office:value="50.64">
            <text:p>5.064E+001</text:p>
          </table:table-cell>
          <table:table-cell office:value-type="float" office:value="116.7">
            <text:p>1.167E+002</text:p>
          </table:table-cell>
          <table:table-cell office:value-type="float" office:value="686.1">
            <text:p>6.861E+002</text:p>
          </table:table-cell>
          <table:table-cell office:value-type="float" office:value="1959">
            <text:p>1.959E+003</text:p>
          </table:table-cell>
          <table:table-cell office:value-type="float" office:value="42310">
            <text:p>4.231E+004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2">
            <text:p>32</text:p>
          </table:table-cell>
          <table:table-cell office:value-type="float" office:value="0.0000000003541">
            <text:p>3.541E-010</text:p>
          </table:table-cell>
          <table:table-cell office:value-type="float" office:value="0.435">
            <text:p>4.350E-001</text:p>
          </table:table-cell>
          <table:table-cell office:value-type="float" office:value="7.654">
            <text:p>7.654E+000</text:p>
          </table:table-cell>
          <table:table-cell office:value-type="float" office:value="28730">
            <text:p>2.873E+004</text:p>
          </table:table-cell>
          <table:table-cell office:value-type="float" office:value="0.00000000569">
            <text:p>5.690E-009</text:p>
          </table:table-cell>
          <table:table-cell office:value-type="float" office:value="0.0000008272">
            <text:p>8.272E-007</text:p>
          </table:table-cell>
          <table:table-cell office:value-type="float" office:value="0.000003151">
            <text:p>3.151E-006</text:p>
          </table:table-cell>
          <table:table-cell office:value-type="float" office:value="0.0000006676">
            <text:p>6.676E-007</text:p>
          </table:table-cell>
          <table:table-cell office:value-type="float" office:value="-0.00000009136">
            <text:p>-9.136E-008</text:p>
          </table:table-cell>
          <table:table-cell table:number-columns-repeated="2" office:value-type="float" office:value="0">
            <text:p>0.000E+000</text:p>
          </table:table-cell>
          <table:table-cell office:value-type="float" office:value="596.5">
            <text:p>5.965E+002</text:p>
          </table:table-cell>
          <table:table-cell office:value-type="float" office:value="896.2">
            <text:p>8.962E+002</text:p>
          </table:table-cell>
          <table:table-cell office:value-type="float" office:value="1809">
            <text:p>1.809E+003</text:p>
          </table:table-cell>
          <table:table-cell office:value-type="float" office:value="3885">
            <text:p>3.885E+003</text:p>
          </table:table-cell>
          <table:table-cell office:value-type="float" office:value="10150">
            <text:p>1.015E+004</text:p>
          </table:table-cell>
          <table:table-cell table:number-columns-repeated="2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3">
            <text:p>33</text:p>
          </table:table-cell>
          <table:table-cell office:value-type="float" office:value="0.0000000008282">
            <text:p>8.282E-010</text:p>
          </table:table-cell>
          <table:table-cell office:value-type="float" office:value="0.57088">
            <text:p>5.709E-001</text:p>
          </table:table-cell>
          <table:table-cell office:value-type="float" office:value="1.938">
            <text:p>1.938E+000</text:p>
          </table:table-cell>
          <table:table-cell office:value-type="float" office:value="18900">
            <text:p>1.890E+004</text:p>
          </table:table-cell>
          <table:table-cell office:value-type="float" office:value="0.000000001153">
            <text:p>1.153E-009</text:p>
          </table:table-cell>
          <table:table-cell office:value-type="float" office:value="0.0000000158">
            <text:p>1.580E-008</text:p>
          </table:table-cell>
          <table:table-cell office:value-type="float" office:value="0.00000002174">
            <text:p>2.174E-008</text:p>
          </table:table-cell>
          <table:table-cell office:value-type="float" office:value="0.000000166">
            <text:p>1.660E-007</text:p>
          </table:table-cell>
          <table:table-cell office:value-type="float" office:value="0.000001898">
            <text:p>1.898E-006</text:p>
          </table:table-cell>
          <table:table-cell office:value-type="float" office:value="0.000002818">
            <text:p>2.818E-006</text:p>
          </table:table-cell>
          <table:table-cell office:value-type="float" office:value="0">
            <text:p>0.000E+000</text:p>
          </table:table-cell>
          <table:table-cell office:value-type="float" office:value="1.163">
            <text:p>1.163E+000</text:p>
          </table:table-cell>
          <table:table-cell office:value-type="float" office:value="11.48">
            <text:p>1.148E+001</text:p>
          </table:table-cell>
          <table:table-cell office:value-type="float" office:value="77.14">
            <text:p>7.714E+001</text:p>
          </table:table-cell>
          <table:table-cell office:value-type="float" office:value="342.2">
            <text:p>3.422E+002</text:p>
          </table:table-cell>
          <table:table-cell office:value-type="float" office:value="1173">
            <text:p>1.173E+003</text:p>
          </table:table-cell>
          <table:table-cell office:value-type="float" office:value="2339">
            <text:p>2.339E+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4">
            <text:p>34</text:p>
          </table:table-cell>
          <table:table-cell office:value-type="float" office:value="0.000000001256">
            <text:p>1.256E-009</text:p>
          </table:table-cell>
          <table:table-cell office:value-type="float" office:value="0.6232">
            <text:p>6.232E-001</text:p>
          </table:table-cell>
          <table:table-cell office:value-type="float" office:value="1.051">
            <text:p>1.051E+000</text:p>
          </table:table-cell>
          <table:table-cell office:value-type="float" office:value="16220">
            <text:p>1.622E+004</text:p>
          </table:table-cell>
          <table:table-cell office:value-type="float" office:value="0.000000006473">
            <text:p>6.473E-009</text:p>
          </table:table-cell>
          <table:table-cell office:value-type="float" office:value="0.00000002474">
            <text:p>2.474E-008</text:p>
          </table:table-cell>
          <table:table-cell office:value-type="float" office:value="0.0000000665">
            <text:p>6.650E-008</text:p>
          </table:table-cell>
          <table:table-cell office:value-type="float" office:value="0.0000002358">
            <text:p>2.358E-007</text:p>
          </table:table-cell>
          <table:table-cell office:value-type="float" office:value="0.000001897">
            <text:p>1.897E-006</text:p>
          </table:table-cell>
          <table:table-cell office:value-type="float" office:value="0.000002618">
            <text:p>2.618E-006</text:p>
          </table:table-cell>
          <table:table-cell office:value-type="float" office:value="0.00000001834">
            <text:p>1.834E-008</text:p>
          </table:table-cell>
          <table:table-cell office:value-type="float" office:value="2.827">
            <text:p>2.827E+000</text:p>
          </table:table-cell>
          <table:table-cell office:value-type="float" office:value="10.99">
            <text:p>1.099E+001</text:p>
          </table:table-cell>
          <table:table-cell office:value-type="float" office:value="68.14">
            <text:p>6.814E+001</text:p>
          </table:table-cell>
          <table:table-cell office:value-type="float" office:value="303.8">
            <text:p>3.038E+002</text:p>
          </table:table-cell>
          <table:table-cell office:value-type="float" office:value="1197">
            <text:p>1.197E+003</text:p>
          </table:table-cell>
          <table:table-cell office:value-type="float" office:value="2415">
            <text:p>2.415E+003</text:p>
          </table:table-cell>
          <table:table-cell office:value-type="float" office:value="65990">
            <text:p>6.599E+004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5">
            <text:p>35</text:p>
          </table:table-cell>
          <table:table-cell office:value-type="float" office:value="0.000000001748">
            <text:p>1.748E-009</text:p>
          </table:table-cell>
          <table:table-cell office:value-type="float" office:value="0.6593">
            <text:p>6.593E-001</text:p>
          </table:table-cell>
          <table:table-cell office:value-type="float" office:value="0.6572">
            <text:p>6.572E-001</text:p>
          </table:table-cell>
          <table:table-cell office:value-type="float" office:value="14690">
            <text:p>1.469E+004</text:p>
          </table:table-cell>
          <table:table-cell office:value-type="float" office:value="0.000000002229">
            <text:p>2.229E-009</text:p>
          </table:table-cell>
          <table:table-cell office:value-type="float" office:value="0.00000003997">
            <text:p>3.997E-008</text:p>
          </table:table-cell>
          <table:table-cell office:value-type="float" office:value="0.0000001037">
            <text:p>1.037E-007</text:p>
          </table:table-cell>
          <table:table-cell office:value-type="float" office:value="0.000000214">
            <text:p>2.140E-007</text:p>
          </table:table-cell>
          <table:table-cell office:value-type="float" office:value="0.00000131">
            <text:p>1.310E-006</text:p>
          </table:table-cell>
          <table:table-cell office:value-type="float" office:value="0.000003309">
            <text:p>3.309E-006</text:p>
          </table:table-cell>
          <table:table-cell office:value-type="float" office:value="0">
            <text:p>0.000E+000</text:p>
          </table:table-cell>
          <table:table-cell office:value-type="float" office:value="12.52">
            <text:p>1.252E+001</text:p>
          </table:table-cell>
          <table:table-cell office:value-type="float" office:value="28.25">
            <text:p>2.825E+001</text:p>
          </table:table-cell>
          <table:table-cell office:value-type="float" office:value="67.93">
            <text:p>6.793E+001</text:p>
          </table:table-cell>
          <table:table-cell office:value-type="float" office:value="228.2">
            <text:p>2.282E+002</text:p>
          </table:table-cell>
          <table:table-cell office:value-type="float" office:value="985">
            <text:p>9.850E+002</text:p>
          </table:table-cell>
          <table:table-cell office:value-type="float" office:value="2305">
            <text:p>2.305E+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6">
            <text:p>36</text:p>
          </table:table-cell>
          <table:table-cell office:value-type="float" office:value="0.000000002791">
            <text:p>2.791E-009</text:p>
          </table:table-cell>
          <table:table-cell office:value-type="float" office:value="0.6893">
            <text:p>6.893E-001</text:p>
          </table:table-cell>
          <table:table-cell office:value-type="float" office:value="0.3275">
            <text:p>3.275E-001</text:p>
          </table:table-cell>
          <table:table-cell office:value-type="float" office:value="13640">
            <text:p>1.364E+004</text:p>
          </table:table-cell>
          <table:table-cell office:value-type="float" office:value="0.00000004395">
            <text:p>4.395E-008</text:p>
          </table:table-cell>
          <table:table-cell office:value-type="float" office:value="0.0000000321">
            <text:p>3.210E-008</text:p>
          </table:table-cell>
          <table:table-cell office:value-type="float" office:value="0.0000001327">
            <text:p>1.327E-007</text:p>
          </table:table-cell>
          <table:table-cell office:value-type="float" office:value="0.000000229">
            <text:p>2.290E-007</text:p>
          </table:table-cell>
          <table:table-cell office:value-type="float" office:value="1.043E-063">
            <text:p>1.043E-063</text:p>
          </table:table-cell>
          <table:table-cell office:value-type="float" office:value="0.000002311">
            <text:p>2.311E-006</text:p>
          </table:table-cell>
          <table:table-cell office:value-type="float" office:value="0">
            <text:p>0.000E+000</text:p>
          </table:table-cell>
          <table:table-cell office:value-type="float" office:value="3.216">
            <text:p>3.216E+000</text:p>
          </table:table-cell>
          <table:table-cell office:value-type="float" office:value="11.73">
            <text:p>1.173E+001</text:p>
          </table:table-cell>
          <table:table-cell office:value-type="float" office:value="64.97">
            <text:p>6.497E+001</text:p>
          </table:table-cell>
          <table:table-cell office:value-type="float" office:value="224.6">
            <text:p>2.246E+002</text:p>
          </table:table-cell>
          <table:table-cell office:value-type="float" office:value="1067">
            <text:p>1.067E+003</text:p>
          </table:table-cell>
          <table:table-cell office:value-type="float" office:value="2462">
            <text:p>2.462E+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7">
            <text:p>37</text:p>
          </table:table-cell>
          <table:table-cell office:value-type="float" office:value="0.000000004461">
            <text:p>4.461E-009</text:p>
          </table:table-cell>
          <table:table-cell office:value-type="float" office:value="0.7147">
            <text:p>7.147E-001</text:p>
          </table:table-cell>
          <table:table-cell office:value-type="float" office:value="0.1615">
            <text:p>1.615E-001</text:p>
          </table:table-cell>
          <table:table-cell office:value-type="float" office:value="12760">
            <text:p>1.276E+004</text:p>
          </table:table-cell>
          <table:table-cell office:value-type="float" office:value="0.000000006494">
            <text:p>6.494E-009</text:p>
          </table:table-cell>
          <table:table-cell office:value-type="float" office:value="0.0000000463">
            <text:p>4.630E-008</text:p>
          </table:table-cell>
          <table:table-cell office:value-type="float" office:value="0.0000001508">
            <text:p>1.508E-007</text:p>
          </table:table-cell>
          <table:table-cell office:value-type="float" office:value="0.000000293">
            <text:p>2.930E-007</text:p>
          </table:table-cell>
          <table:table-cell office:value-type="float" office:value="0.0000008848">
            <text:p>8.848E-007</text:p>
          </table:table-cell>
          <table:table-cell office:value-type="float" office:value="0.000001935">
            <text:p>1.935E-006</text:p>
          </table:table-cell>
          <table:table-cell office:value-type="float" office:value="0">
            <text:p>0.000E+000</text:p>
          </table:table-cell>
          <table:table-cell office:value-type="float" office:value="1.749">
            <text:p>1.749E+000</text:p>
          </table:table-cell>
          <table:table-cell office:value-type="float" office:value="16.8">
            <text:p>1.680E+001</text:p>
          </table:table-cell>
          <table:table-cell office:value-type="float" office:value="65.39">
            <text:p>6.539E+001</text:p>
          </table:table-cell>
          <table:table-cell office:value-type="float" office:value="216.9">
            <text:p>2.169E+002</text:p>
          </table:table-cell>
          <table:table-cell office:value-type="float" office:value="1059">
            <text:p>1.059E+003</text:p>
          </table:table-cell>
          <table:table-cell office:value-type="float" office:value="2501">
            <text:p>2.501E+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8">
            <text:p>38</text:p>
          </table:table-cell>
          <table:table-cell office:value-type="float" office:value="0.000000006974">
            <text:p>6.974E-009</text:p>
          </table:table-cell>
          <table:table-cell office:value-type="float" office:value="0.7318">
            <text:p>7.318E-001</text:p>
          </table:table-cell>
          <table:table-cell office:value-type="float" office:value="0.08292">
            <text:p>8.292E-002</text:p>
          </table:table-cell>
          <table:table-cell office:value-type="float" office:value="12390">
            <text:p>1.239E+004</text:p>
          </table:table-cell>
          <table:table-cell office:value-type="float" office:value="0.00000001743">
            <text:p>1.743E-008</text:p>
          </table:table-cell>
          <table:table-cell office:value-type="float" office:value="0.00000006546">
            <text:p>6.546E-008</text:p>
          </table:table-cell>
          <table:table-cell office:value-type="float" office:value="0.00000009">
            <text:p>9.000E-008</text:p>
          </table:table-cell>
          <table:table-cell office:value-type="float" office:value="0.0000002225">
            <text:p>2.225E-007</text:p>
          </table:table-cell>
          <table:table-cell office:value-type="float" office:value="0.0000002982">
            <text:p>2.982E-007</text:p>
          </table:table-cell>
          <table:table-cell office:value-type="float" office:value="0.00000131">
            <text:p>1.310E-006</text:p>
          </table:table-cell>
          <table:table-cell office:value-type="float" office:value="0.0000004958">
            <text:p>4.958E-007</text:p>
          </table:table-cell>
          <table:table-cell office:value-type="float" office:value="3.405">
            <text:p>3.405E+000</text:p>
          </table:table-cell>
          <table:table-cell office:value-type="float" office:value="11.54">
            <text:p>1.154E+001</text:p>
          </table:table-cell>
          <table:table-cell office:value-type="float" office:value="64.42">
            <text:p>6.442E+001</text:p>
          </table:table-cell>
          <table:table-cell office:value-type="float" office:value="163.9">
            <text:p>1.639E+002</text:p>
          </table:table-cell>
          <table:table-cell office:value-type="float" office:value="685.2">
            <text:p>6.852E+002</text:p>
          </table:table-cell>
          <table:table-cell office:value-type="float" office:value="2335">
            <text:p>2.335E+003</text:p>
          </table:table-cell>
          <table:table-cell office:value-type="float" office:value="14730">
            <text:p>1.473E+004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9">
            <text:p>39</text:p>
          </table:table-cell>
          <table:table-cell office:value-type="float" office:value="0.000000001926">
            <text:p>1.926E-009</text:p>
          </table:table-cell>
          <table:table-cell office:value-type="float" office:value="0.6717">
            <text:p>6.717E-001</text:p>
          </table:table-cell>
          <table:table-cell office:value-type="float" office:value="0.8602">
            <text:p>8.602E-001</text:p>
          </table:table-cell>
          <table:table-cell office:value-type="float" office:value="20750">
            <text:p>2.075E+004</text:p>
          </table:table-cell>
          <table:table-cell office:value-type="float" office:value="0.00000003162">
            <text:p>3.162E-008</text:p>
          </table:table-cell>
          <table:table-cell office:value-type="float" office:value="0.00000001829">
            <text:p>1.829E-008</text:p>
          </table:table-cell>
          <table:table-cell office:value-type="float" office:value="0.0000001008">
            <text:p>1.008E-007</text:p>
          </table:table-cell>
          <table:table-cell office:value-type="float" office:value="0.0000001096">
            <text:p>1.096E-007</text:p>
          </table:table-cell>
          <table:table-cell office:value-type="float" office:value="0.0000005547">
            <text:p>5.547E-007</text:p>
          </table:table-cell>
          <table:table-cell office:value-type="float" office:value="0.0000004102">
            <text:p>4.102E-007</text:p>
          </table:table-cell>
          <table:table-cell office:value-type="float" office:value="0.0000006058">
            <text:p>6.058E-007</text:p>
          </table:table-cell>
          <table:table-cell office:value-type="float" office:value="2.937">
            <text:p>2.937E+000</text:p>
          </table:table-cell>
          <table:table-cell office:value-type="float" office:value="15.96">
            <text:p>1.596E+001</text:p>
          </table:table-cell>
          <table:table-cell office:value-type="float" office:value="72.45">
            <text:p>7.245E+001</text:p>
          </table:table-cell>
          <table:table-cell office:value-type="float" office:value="230.9">
            <text:p>2.309E+002</text:p>
          </table:table-cell>
          <table:table-cell office:value-type="float" office:value="1544">
            <text:p>1.544E+003</text:p>
          </table:table-cell>
          <table:table-cell office:value-type="float" office:value="3853">
            <text:p>3.853E+003</text:p>
          </table:table-cell>
          <table:table-cell office:value-type="float" office:value="15730">
            <text:p>1.573E+004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0">
            <text:p>40</text:p>
          </table:table-cell>
          <table:table-cell office:value-type="float" office:value="0.0000000008161">
            <text:p>8.161E-010</text:p>
          </table:table-cell>
          <table:table-cell office:value-type="float" office:value="0.5972">
            <text:p>5.972E-001</text:p>
          </table:table-cell>
          <table:table-cell office:value-type="float" office:value="4.379">
            <text:p>4.379E+000</text:p>
          </table:table-cell>
          <table:table-cell office:value-type="float" office:value="34930">
            <text:p>3.493E+004</text:p>
          </table:table-cell>
          <table:table-cell office:value-type="float" office:value="0.0000003699">
            <text:p>3.699E-007</text:p>
          </table:table-cell>
          <table:table-cell office:value-type="float" office:value="0.0000004037">
            <text:p>4.037E-007</text:p>
          </table:table-cell>
          <table:table-cell office:value-type="float" office:value="0.00000004317">
            <text:p>4.317E-008</text:p>
          </table:table-cell>
          <table:table-cell office:value-type="float" office:value="0.000000001645">
            <text:p>1.645E-009</text:p>
          </table:table-cell>
          <table:table-cell table:number-columns-repeated="3" office:value-type="float" office:value="0">
            <text:p>0.000E+000</text:p>
          </table:table-cell>
          <table:table-cell office:value-type="float" office:value="12360">
            <text:p>1.236E+004</text:p>
          </table:table-cell>
          <table:table-cell office:value-type="float" office:value="15800">
            <text:p>1.580E+004</text:p>
          </table:table-cell>
          <table:table-cell office:value-type="float" office:value="19660">
            <text:p>1.966E+004</text:p>
          </table:table-cell>
          <table:table-cell office:value-type="float" office:value="79240">
            <text:p>7.924E+004</text:p>
          </table:table-cell>
          <table:table-cell table:number-columns-repeated="3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1">
            <text:p>41</text:p>
          </table:table-cell>
          <table:table-cell office:value-type="float" office:value="0.000000001536">
            <text:p>1.536E-009</text:p>
          </table:table-cell>
          <table:table-cell office:value-type="float" office:value="0.6764">
            <text:p>6.764E-001</text:p>
          </table:table-cell>
          <table:table-cell office:value-type="float" office:value="1.734">
            <text:p>1.734E+000</text:p>
          </table:table-cell>
          <table:table-cell office:value-type="float" office:value="86860">
            <text:p>8.686E+004</text:p>
          </table:table-cell>
          <table:table-cell office:value-type="float" office:value="0.0000002221">
            <text:p>2.221E-007</text:p>
          </table:table-cell>
          <table:table-cell office:value-type="float" office:value="0.000000288">
            <text:p>2.880E-007</text:p>
          </table:table-cell>
          <table:table-cell office:value-type="float" office:value="0.000000001038">
            <text:p>1.038E-009</text:p>
          </table:table-cell>
          <table:table-cell table:number-columns-repeated="4" office:value-type="float" office:value="0">
            <text:p>0.000E+000</text:p>
          </table:table-cell>
          <table:table-cell office:value-type="float" office:value="12560">
            <text:p>1.256E+004</text:p>
          </table:table-cell>
          <table:table-cell office:value-type="float" office:value="16580">
            <text:p>1.658E+004</text:p>
          </table:table-cell>
          <table:table-cell office:value-type="float" office:value="35890">
            <text:p>3.589E+004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2">
            <text:p>42</text:p>
          </table:table-cell>
          <table:table-cell office:value-type="float" office:value="0.000000003583">
            <text:p>3.583E-009</text:p>
          </table:table-cell>
          <table:table-cell office:value-type="float" office:value="0.7474">
            <text:p>7.474E-001</text:p>
          </table:table-cell>
          <table:table-cell office:value-type="float" office:value="0.4316">
            <text:p>4.316E-001</text:p>
          </table:table-cell>
          <table:table-cell office:value-type="float" office:value="106400">
            <text:p>1.064E+005</text:p>
          </table:table-cell>
          <table:table-cell table:number-columns-repeated="14" office:value-type="float" office:value="0">
            <text:p>0.000E+000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3"/>
        <table:table-row table:style-name="ro1">
          <table:table-cell office:value-type="string">
            <text:p>Variables:</text:p>
          </table:table-cell>
          <table:table-cell office:value-type="string">
            <text:p>q</text:p>
          </table:table-cell>
          <table:table-cell table:style-name="Default" office:value-type="string">
            <text:p>Ip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Integer</text:p>
          </table:table-cell>
          <table:table-cell table:number-columns-repeated="5" table:style-name="Default" office:value-type="string">
            <text:p>Float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float" office:value="-89.3">
            <text:p>-89.3</text:p>
          </table:table-cell>
          <table:table-cell office:value-type="float" office:value="21">
            <text:p>21.0</text:p>
          </table:table-cell>
          <table:table-cell office:value-type="float" office:value="34">
            <text:p>34.0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">
            <text:p>1</text:p>
          </table:table-cell>
          <table:table-cell office:value-type="float" office:value="13.6">
            <text:p>13.6</text:p>
          </table:table-cell>
          <table:table-cell office:value-type="float" office:value="-70">
            <text:p>-70.0</text:p>
          </table:table-cell>
          <table:table-cell office:value-type="float" office:value="30.9">
            <text:p>30.9</text:p>
          </table:table-cell>
          <table:table-cell office:value-type="float" office:value="29.2">
            <text:p>2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">
            <text:p>2</text:p>
          </table:table-cell>
          <table:table-cell office:value-type="float" office:value="26">
            <text:p>26.0</text:p>
          </table:table-cell>
          <table:table-cell office:value-type="float" office:value="0.3">
            <text:p>0.3</text:p>
          </table:table-cell>
          <table:table-cell office:value-type="float" office:value="-5.2">
            <text:p>-5.2</text:p>
          </table:table-cell>
          <table:table-cell office:value-type="float" office:value="36.8">
            <text:p>36.8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">
            <text:p>3</text:p>
          </table:table-cell>
          <table:table-cell office:value-type="float" office:value="40">
            <text:p>40.0</text:p>
          </table:table-cell>
          <table:table-cell office:value-type="float" office:value="35.7">
            <text:p>35.7</text:p>
          </table:table-cell>
          <table:table-cell office:value-type="float" office:value="-118.6">
            <text:p>-118.6</text:p>
          </table:table-cell>
          <table:table-cell office:value-type="float" office:value="84.2">
            <text:p>84.2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">
            <text:p>4</text:p>
          </table:table-cell>
          <table:table-cell office:value-type="float" office:value="54">
            <text:p>54.0</text:p>
          </table:table-cell>
          <table:table-cell office:value-type="float" office:value="165.9">
            <text:p>165.9</text:p>
          </table:table-cell>
          <table:table-cell office:value-type="float" office:value="-137.5">
            <text:p>-137.5</text:p>
          </table:table-cell>
          <table:table-cell office:value-type="float" office:value="32.1">
            <text:p>32.1</text:p>
          </table:table-cell>
          <table:table-cell office:value-type="float" office:value="-88.9">
            <text:p>-88.9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5">
            <text:p>5</text:p>
          </table:table-cell>
          <table:table-cell office:value-type="float" office:value="68.5">
            <text:p>68.5</text:p>
          </table:table-cell>
          <table:table-cell office:value-type="float" office:value="315.8">
            <text:p>315.8</text:p>
          </table:table-cell>
          <table:table-cell office:value-type="float" office:value="-236.9">
            <text:p>-236.9</text:p>
          </table:table-cell>
          <table:table-cell office:value-type="float" office:value="20.5">
            <text:p>20.5</text:p>
          </table:table-cell>
          <table:table-cell office:value-type="float" office:value="-213.3">
            <text:p>-213.3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6">
            <text:p>6</text:p>
          </table:table-cell>
          <table:table-cell office:value-type="float" office:value="80">
            <text:p>80.0</text:p>
          </table:table-cell>
          <table:table-cell office:value-type="float" office:value="-60.7">
            <text:p>-60.7</text:p>
          </table:table-cell>
          <table:table-cell office:value-type="float" office:value="57.4">
            <text:p>57.4</text:p>
          </table:table-cell>
          <table:table-cell office:value-type="float" office:value="22.5">
            <text:p>22.5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7">
            <text:p>7</text:p>
          </table:table-cell>
          <table:table-cell office:value-type="float" office:value="115">
            <text:p>115.0</text:p>
          </table:table-cell>
          <table:table-cell office:value-type="float" office:value="-24.4">
            <text:p>-24.4</text:p>
          </table:table-cell>
          <table:table-cell office:value-type="float" office:value="12.1">
            <text:p>12.1</text:p>
          </table:table-cell>
          <table:table-cell office:value-type="float" office:value="27.8">
            <text:p>27.8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8">
            <text:p>8</text:p>
          </table:table-cell>
          <table:table-cell office:value-type="float" office:value="140">
            <text:p>140.0</text:p>
          </table:table-cell>
          <table:table-cell office:value-type="float" office:value="-253.9">
            <text:p>-253.9</text:p>
          </table:table-cell>
          <table:table-cell office:value-type="float" office:value="140.5">
            <text:p>140.5</text:p>
          </table:table-cell>
          <table:table-cell office:value-type="float" office:value="53.7">
            <text:p>53.7</text:p>
          </table:table-cell>
          <table:table-cell office:value-type="float" office:value="217.8">
            <text:p>217.8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2">
            <text:p>32</text:p>
          </table:table-cell>
          <table:table-cell office:value-type="float" office:value="3990">
            <text:p>3990.0</text:p>
          </table:table-cell>
          <table:table-cell table:number-columns-repeated="4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3">
            <text:p>33</text:p>
          </table:table-cell>
          <table:table-cell office:value-type="float" office:value="4191">
            <text:p>4191.0</text:p>
          </table:table-cell>
          <table:table-cell table:number-columns-repeated="4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4">
            <text:p>34</text:p>
          </table:table-cell>
          <table:table-cell office:value-type="float" office:value="4392">
            <text:p>4392.0</text:p>
          </table:table-cell>
          <table:table-cell table:number-columns-repeated="4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5">
            <text:p>35</text:p>
          </table:table-cell>
          <table:table-cell office:value-type="float" office:value="4593">
            <text:p>4593.0</text:p>
          </table:table-cell>
          <table:table-cell table:number-columns-repeated="4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6">
            <text:p>36</text:p>
          </table:table-cell>
          <table:table-cell office:value-type="float" office:value="4902">
            <text:p>4902.0</text:p>
          </table:table-cell>
          <table:table-cell table:number-columns-repeated="4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7">
            <text:p>37</text:p>
          </table:table-cell>
          <table:table-cell office:value-type="float" office:value="5110">
            <text:p>5110.0</text:p>
          </table:table-cell>
          <table:table-cell table:number-columns-repeated="4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8">
            <text:p>38</text:p>
          </table:table-cell>
          <table:table-cell office:value-type="float" office:value="5407">
            <text:p>5407.0</text:p>
          </table:table-cell>
          <table:table-cell table:number-columns-repeated="4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9">
            <text:p>39</text:p>
          </table:table-cell>
          <table:table-cell office:value-type="float" office:value="5585">
            <text:p>5585.0</text:p>
          </table:table-cell>
          <table:table-cell table:number-columns-repeated="4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0">
            <text:p>40</text:p>
          </table:table-cell>
          <table:table-cell office:value-type="float" office:value="23120">
            <text:p>23120.0</text:p>
          </table:table-cell>
          <table:table-cell table:number-columns-repeated="4" office:value-type="float" office:value="-2">
            <text:p>-2.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1">
            <text:p>41</text:p>
          </table:table-cell>
          <table:table-cell office:value-type="float" office:value="24600">
            <text:p>24600.0</text:p>
          </table:table-cell>
          <table:table-cell table:number-columns-repeated="4" office:value-type="float" office:value="-2">
            <text:p>-2.0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scientific-number number:decimal-places="3" number:min-integer-digits="1" number:min-exponent-digits="2"/>
    </number:number-style>
    <number:number-style style:name="N146">
      <number:number number:decimal-places="0" number:min-integer-digits="3"/>
    </number:number-style>
    <number:number-style style:name="N147">
      <number:scientific-number number:decimal-places="3" number:min-integer-digits="1" number:min-exponent-digits="3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1">04/11/2009</text:date>, <text:time>19:5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9-02-24T19:42:11</meta:creation-date>
    <dc:date>2009-04-11T19:52:36</dc:date>
    <meta:editing-cycles>28</meta:editing-cycles>
    <meta:editing-duration>PT20H46M1S</meta:editing-duration>
    <meta:user-defined meta:name="Info 1"/>
    <meta:user-defined meta:name="Info 2"/>
    <meta:user-defined meta:name="Info 3"/>
    <meta:user-defined meta:name="Info 4"/>
    <meta:document-statistic meta:table-count="4" meta:cell-count="1497"/>
  </office:meta>
</office:document-meta>
</file>